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15pt"/>
    </style:style>
    <style:style style:name="co2" style:family="table-column">
      <style:table-column-properties fo:break-before="auto" style:column-width="67.35pt"/>
    </style:style>
    <style:style style:name="ro1" style:family="table-row">
      <style:table-row-properties style:row-height="12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transparent" fo:padding="2.01pt"/>
    </style:style>
    <style:style style:name="ce2" style:family="table-cell" style:parent-style-name="Default">
      <style:table-cell-properties fo:background-color="#ffff00" fo:padding="2.01pt"/>
    </style:style>
    <style:style style:name="ce3" style:family="table-cell" style:parent-style-name="Default">
      <style:table-cell-properties fo:padding="2.01pt"/>
    </style:style>
    <style:style style:name="ce4" style:family="table-cell" style:parent-style-name="Default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gr1" style:family="graphic">
      <style:graphic-properties draw:textarea-horizontal-align="justify" draw:textarea-vertical-align="middle" fo:padding-top="1.59pt" fo:padding-bottom="1.59pt" fo:padding-left="1.59pt" fo:padding-right="1.59pt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name="Діагр. 1" draw:style-name="gr1" draw:text-style-name="P1" svg:width="455.44pt" svg:height="222.72pt" svg:x="558.37pt" svg:y="175.52pt">
            <draw:object draw:notify-on-update-of-ranges="Sheet1.A2:Sheet1.A122 Sheet1.B1:Sheet1.B1 Sheet1.B2:Sheet1.B122 Sheet1.A2:Sheet1.A122 Sheet1.C1:Sheet1.C1 Sheet1.C2:Sheet1.C1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1" table:number-columns-repeated="253" table:default-cell-style-name="ce3"/>
        <table:table-column table:style-name="co1" table:number-columns-repeated="767" table:default-cell-style-name="Default"/>
        <table:table-row table:style-name="ro1">
          <table:table-cell office:value-type="string" calcext:value-type="string">
            <text:p>t(°С)</text:p>
          </table:table-cell>
          <table:table-cell office:value-type="string" calcext:value-type="string">
            <text:p>p(kPa)</text:p>
          </table:table-cell>
          <table:table-cell office:value-type="string" calcext:value-type="string">
            <text:p>p(theor)(kPa)</text:p>
          </table:table-cell>
          <table:table-cell office:value-type="string" calcext:value-type="string">
            <text:p>p(base)(kPa)</text:p>
          </table:table-cell>
          <table:table-cell office:value-type="string" calcext:value-type="string">
            <text:p>eps</text:p>
          </table:table-cell>
          <table:table-cell table:number-columns-repeated="2"/>
          <table:table-cell table:style-name="ce4" office:value-type="string" calcext:value-type="string" table:number-columns-spanned="2" table:number-rows-spanned="1">
            <text:p>Deviations</text:p>
          </table:table-cell>
          <table:covered-table-cell table:style-name="ce9"/>
          <table:table-cell table:number-columns-repeated="1015"/>
        </table:table-row>
        <table:table-row table:style-name="ro1">
          <table:table-cell table:style-name="ce2" office:value-type="float" office:value="-20" calcext:value-type="float">
            <text:p>-20</text:p>
          </table:table-cell>
          <table:table-cell table:style-name="ce2" office:value-type="float" office:value="0.1" calcext:value-type="float">
            <text:p>0.1</text:p>
          </table:table-cell>
          <table:table-cell table:style-name="ce2" table:formula="of:=0.000000000001*[.A2]^6+0.000000002*[.A2]^5+0.0000003*[.A2]^4+0.00003*[.A2]^3+0.0014*[.A2]^2+0.045*[.A2]+0.6007" office:value-type="float" office:value="0.0623640000000001" calcext:value-type="float">
            <text:p>0.062364</text:p>
          </table:table-cell>
          <table:table-cell table:style-name="ce2" table:formula="of:=[.B2]" office:value-type="float" office:value="0.1" calcext:value-type="float">
            <text:p>0.1</text:p>
          </table:table-cell>
          <table:table-cell table:formula="of:=ABS(1-[.C2]/[.B2])" office:value-type="float" office:value="0.376359999999999" calcext:value-type="float">
            <text:p>0.376359999999999</text:p>
          </table:table-cell>
          <table:table-cell table:number-columns-repeated="2"/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eps</text:p>
          </table:table-cell>
          <table:table-cell table:number-columns-repeated="1015"/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0.11" calcext:value-type="float">
            <text:p>0.11</text:p>
          </table:table-cell>
          <table:table-cell table:style-name="ce2" table:formula="of:=0.000000000001*[.A3]^6+0.000000002*[.A3]^5+0.0000003*[.A3]^4+0.00003*[.A3]^3+0.0014*[.A3]^2+0.045*[.A3]+0.6007" office:value-type="float" office:value="0.079521147881" calcext:value-type="float">
            <text:p>0.079521147881</text:p>
          </table:table-cell>
          <table:table-cell/>
          <table:table-cell table:formula="of:=ABS(1-[.C3]/[.B3])" office:value-type="float" office:value="0.277080473809091" calcext:value-type="float">
            <text:p>0.277080473809091</text:p>
          </table:table-cell>
          <table:table-cell table:number-columns-repeated="2"/>
          <table:table-cell office:value-type="string" calcext:value-type="string">
            <text:p>[-20;0]</text:p>
          </table:table-cell>
          <table:table-cell table:formula="of:=ROUND(AVERAGE([.E2:.E22]);3)" office:value-type="float" office:value="0.07" calcext:value-type="float">
            <text:p>0.07</text:p>
          </table:table-cell>
          <table:table-cell table:number-columns-repeated="1015"/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0.12" calcext:value-type="float">
            <text:p>0.12</text:p>
          </table:table-cell>
          <table:table-cell table:style-name="ce2" table:formula="of:=0.000000000001*[.A4]^6+0.000000002*[.A4]^5+0.0000003*[.A4]^4+0.00003*[.A4]^3+0.0014*[.A4]^2+0.045*[.A4]+0.6007" office:value-type="float" office:value="0.0970876762240001" calcext:value-type="float">
            <text:p>0.097087676224</text:p>
          </table:table-cell>
          <table:table-cell/>
          <table:table-cell table:formula="of:=ABS(1-[.C4]/[.B4])" office:value-type="float" office:value="0.190936031466666" calcext:value-type="float">
            <text:p>0.190936031466666</text:p>
          </table:table-cell>
          <table:table-cell table:number-columns-repeated="2"/>
          <table:table-cell office:value-type="string" calcext:value-type="string">
            <text:p>(0;10]</text:p>
          </table:table-cell>
          <table:table-cell table:formula="of:=ROUND(AVERAGE([.E23:.E32]);3)" office:value-type="float" office:value="0.009" calcext:value-type="float">
            <text:p>0.009</text:p>
          </table:table-cell>
          <table:table-cell table:number-columns-repeated="1015"/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0.14" calcext:value-type="float">
            <text:p>0.14</text:p>
          </table:table-cell>
          <table:table-cell table:style-name="ce2" table:formula="of:=0.000000000001*[.A5]^6+0.000000002*[.A5]^5+0.0000003*[.A5]^4+0.00003*[.A5]^3+0.0014*[.A5]^2+0.045*[.A5]+0.6007" office:value-type="float" office:value="0.115150723569" calcext:value-type="float">
            <text:p>0.115150723569</text:p>
          </table:table-cell>
          <table:table-cell/>
          <table:table-cell table:formula="of:=ABS(1-[.C5]/[.B5])" office:value-type="float" office:value="0.17749483165" calcext:value-type="float">
            <text:p>0.17749483165</text:p>
          </table:table-cell>
          <table:table-cell table:number-columns-repeated="2"/>
          <table:table-cell office:value-type="string" calcext:value-type="string">
            <text:p>(10;30]</text:p>
          </table:table-cell>
          <table:table-cell table:formula="of:=ROUND(AVERAGE([.E33:.E52]);3)" office:value-type="float" office:value="0.008" calcext:value-type="float">
            <text:p>0.008</text:p>
          </table:table-cell>
          <table:table-cell table:number-columns-repeated="1015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0.15" calcext:value-type="float">
            <text:p>0.15</text:p>
          </table:table-cell>
          <table:table-cell table:style-name="ce2" table:formula="of:=0.000000000001*[.A6]^6+0.000000002*[.A6]^5+0.0000003*[.A6]^4+0.00003*[.A6]^3+0.0014*[.A6]^2+0.045*[.A6]+0.6007" office:value-type="float" office:value="0.133800425216" calcext:value-type="float">
            <text:p>0.133800425216</text:p>
          </table:table-cell>
          <table:table-cell/>
          <table:table-cell table:formula="of:=ABS(1-[.C6]/[.B6])" office:value-type="float" office:value="0.107997165226667" calcext:value-type="float">
            <text:p>0.107997165226667</text:p>
          </table:table-cell>
          <table:table-cell table:number-columns-repeated="2"/>
          <table:table-cell office:value-type="string" calcext:value-type="string">
            <text:p>(30;100]</text:p>
          </table:table-cell>
          <table:table-cell table:formula="of:=ROUND(AVERAGE([.E53:.E122]);3)" office:value-type="float" office:value="0.014" calcext:value-type="float">
            <text:p>0.014</text:p>
          </table:table-cell>
          <table:table-cell table:number-columns-repeated="1015"/>
        </table:table-row>
        <table:table-row table:style-name="ro1">
          <table:table-cell table:style-name="ce2" office:value-type="float" office:value="-15" calcext:value-type="float">
            <text:p>-15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table:formula="of:=0.000000000001*[.A7]^6+0.000000002*[.A7]^5+0.0000003*[.A7]^4+0.00003*[.A7]^3+0.0014*[.A7]^2+0.045*[.A7]+0.6007" office:value-type="float" office:value="0.153130140625" calcext:value-type="float">
            <text:p>0.153130140625</text:p>
          </table:table-cell>
          <table:table-cell table:style-name="ce2" table:formula="of:=[.B7]" office:value-type="float" office:value="0.17" calcext:value-type="float">
            <text:p>0.17</text:p>
          </table:table-cell>
          <table:table-cell table:formula="of:=ABS(1-[.C7]/[.B7])" office:value-type="float" office:value="0.0992344669117649" calcext:value-type="float">
            <text:p>0.099234466911765</text:p>
          </table:table-cell>
          <table:table-cell table:number-columns-repeated="1019"/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0.18" calcext:value-type="float">
            <text:p>0.18</text:p>
          </table:table-cell>
          <table:table-cell table:style-name="ce2" table:formula="of:=0.000000000001*[.A8]^6+0.000000002*[.A8]^5+0.0000003*[.A8]^4+0.00003*[.A8]^3+0.0014*[.A8]^2+0.045*[.A8]+0.6007" office:value-type="float" office:value="0.173236681536" calcext:value-type="float">
            <text:p>0.173236681536</text:p>
          </table:table-cell>
          <table:table-cell/>
          <table:table-cell table:formula="of:=ABS(1-[.C8]/[.B8])" office:value-type="float" office:value="0.0375739914666666" calcext:value-type="float">
            <text:p>0.037573991466667</text:p>
          </table:table-cell>
          <table:table-cell table:number-columns-repeated="1019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0.2" calcext:value-type="float">
            <text:p>0.2</text:p>
          </table:table-cell>
          <table:table-cell table:style-name="ce2" table:formula="of:=0.000000000001*[.A9]^6+0.000000002*[.A9]^5+0.0000003*[.A9]^4+0.00003*[.A9]^3+0.0014*[.A9]^2+0.045*[.A9]+0.6007" office:value-type="float" office:value="0.194220540809" calcext:value-type="float">
            <text:p>0.194220540809</text:p>
          </table:table-cell>
          <table:table-cell/>
          <table:table-cell table:formula="of:=ABS(1-[.C9]/[.B9])" office:value-type="float" office:value="0.028897295955" calcext:value-type="float">
            <text:p>0.028897295955</text:p>
          </table:table-cell>
          <table:table-cell table:number-columns-repeated="1019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0.22" calcext:value-type="float">
            <text:p>0.22</text:p>
          </table:table-cell>
          <table:table-cell table:style-name="ce2" table:formula="of:=0.000000000001*[.A10]^6+0.000000002*[.A10]^5+0.0000003*[.A10]^4+0.00003*[.A10]^3+0.0014*[.A10]^2+0.045*[.A10]+0.6007" office:value-type="float" office:value="0.216186121984" calcext:value-type="float">
            <text:p>0.216186121984</text:p>
          </table:table-cell>
          <table:table-cell/>
          <table:table-cell table:formula="of:=ABS(1-[.C10]/[.B10])" office:value-type="float" office:value="0.0173358091636363" calcext:value-type="float">
            <text:p>0.017335809163636</text:p>
          </table:table-cell>
          <table:table-cell table:number-columns-repeated="1019"/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0.24" calcext:value-type="float">
            <text:p>0.24</text:p>
          </table:table-cell>
          <table:table-cell table:style-name="ce2" table:formula="of:=0.000000000001*[.A11]^6+0.000000002*[.A11]^5+0.0000003*[.A11]^4+0.00003*[.A11]^3+0.0014*[.A11]^2+0.045*[.A11]+0.6007" office:value-type="float" office:value="0.239241969561" calcext:value-type="float">
            <text:p>0.239241969561</text:p>
          </table:table-cell>
          <table:table-cell/>
          <table:table-cell table:formula="of:=ABS(1-[.C11]/[.B11])" office:value-type="float" office:value="0.00315846016249999" calcext:value-type="float">
            <text:p>0.0031584601625</text:p>
          </table:table-cell>
          <table:table-cell table:number-columns-repeated="1019"/>
        </table:table-row>
        <table:table-row table:style-name="ro1">
          <table:table-cell table:style-name="ce2" office:value-type="float" office:value="-10" calcext:value-type="float">
            <text:p>-10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table:formula="of:=0.000000000001*[.A12]^6+0.000000002*[.A12]^5+0.0000003*[.A12]^4+0.00003*[.A12]^3+0.0014*[.A12]^2+0.045*[.A12]+0.6007" office:value-type="float" office:value="0.263501" calcext:value-type="float">
            <text:p>0.263501</text:p>
          </table:table-cell>
          <table:table-cell table:style-name="ce2" table:formula="of:=[.B12]" office:value-type="float" office:value="0.26" calcext:value-type="float">
            <text:p>0.26</text:p>
          </table:table-cell>
          <table:table-cell table:formula="of:=ABS(1-[.C12]/[.B12])" office:value-type="float" office:value="0.0134653846153845" calcext:value-type="float">
            <text:p>0.013465384615385</text:p>
          </table:table-cell>
          <table:table-cell table:number-columns-repeated="1019"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0.28" calcext:value-type="float">
            <text:p>0.28</text:p>
          </table:table-cell>
          <table:table-cell table:style-name="ce2" table:formula="of:=0.000000000001*[.A13]^6+0.000000002*[.A13]^5+0.0000003*[.A13]^4+0.00003*[.A13]^3+0.0014*[.A13]^2+0.045*[.A13]+0.6007" office:value-type="float" office:value="0.289080733441" calcext:value-type="float">
            <text:p>0.289080733441</text:p>
          </table:table-cell>
          <table:table-cell/>
          <table:table-cell table:formula="of:=ABS(1-[.C13]/[.B13])" office:value-type="float" office:value="0.0324311908607142" calcext:value-type="float">
            <text:p>0.032431190860714</text:p>
          </table:table-cell>
          <table:table-cell table:number-columns-repeated="1019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0.31" calcext:value-type="float">
            <text:p>0.31</text:p>
          </table:table-cell>
          <table:table-cell table:style-name="ce2" table:formula="of:=0.000000000001*[.A14]^6+0.000000002*[.A14]^5+0.0000003*[.A14]^4+0.00003*[.A14]^3+0.0014*[.A14]^2+0.045*[.A14]+0.6007" office:value-type="float" office:value="0.316103526144" calcext:value-type="float">
            <text:p>0.316103526144</text:p>
          </table:table-cell>
          <table:table-cell/>
          <table:table-cell table:formula="of:=ABS(1-[.C14]/[.B14])" office:value-type="float" office:value="0.0196887940129031" calcext:value-type="float">
            <text:p>0.019688794012903</text:p>
          </table:table-cell>
          <table:table-cell table:number-columns-repeated="1019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0.34" calcext:value-type="float">
            <text:p>0.34</text:p>
          </table:table-cell>
          <table:table-cell table:style-name="ce2" table:formula="of:=0.000000000001*[.A15]^6+0.000000002*[.A15]^5+0.0000003*[.A15]^4+0.00003*[.A15]^3+0.0014*[.A15]^2+0.045*[.A15]+0.6007" office:value-type="float" office:value="0.344696803649" calcext:value-type="float">
            <text:p>0.344696803649</text:p>
          </table:table-cell>
          <table:table-cell/>
          <table:table-cell table:formula="of:=ABS(1-[.C15]/[.B15])" office:value-type="float" office:value="0.0138141283794118" calcext:value-type="float">
            <text:p>0.013814128379412</text:p>
          </table:table-cell>
          <table:table-cell table:number-columns-repeated="1019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0.37" calcext:value-type="float">
            <text:p>0.37</text:p>
          </table:table-cell>
          <table:table-cell table:style-name="ce2" table:formula="of:=0.000000000001*[.A16]^6+0.000000002*[.A16]^5+0.0000003*[.A16]^4+0.00003*[.A16]^3+0.0014*[.A16]^2+0.045*[.A16]+0.6007" office:value-type="float" office:value="0.374993294656" calcext:value-type="float">
            <text:p>0.374993294656</text:p>
          </table:table-cell>
          <table:table-cell/>
          <table:table-cell table:formula="of:=ABS(1-[.C16]/[.B16])" office:value-type="float" office:value="0.0134953909621622" calcext:value-type="float">
            <text:p>0.013495390962162</text:p>
          </table:table-cell>
          <table:table-cell table:number-columns-repeated="1019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0.4" calcext:value-type="float">
            <text:p>0.4</text:p>
          </table:table-cell>
          <table:table-cell table:style-name="ce2" table:formula="of:=0.000000000001*[.A17]^6+0.000000002*[.A17]^5+0.0000003*[.A17]^4+0.00003*[.A17]^3+0.0014*[.A17]^2+0.045*[.A17]+0.6007" office:value-type="float" office:value="0.407131265625" calcext:value-type="float">
            <text:p>0.407131265625</text:p>
          </table:table-cell>
          <table:table-cell/>
          <table:table-cell table:formula="of:=ABS(1-[.C17]/[.B17])" office:value-type="float" office:value="0.0178281640625" calcext:value-type="float">
            <text:p>0.0178281640625</text:p>
          </table:table-cell>
          <table:table-cell table:number-columns-repeated="1019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0.44" calcext:value-type="float">
            <text:p>0.44</text:p>
          </table:table-cell>
          <table:table-cell table:style-name="ce2" table:formula="of:=0.000000000001*[.A18]^6+0.000000002*[.A18]^5+0.0000003*[.A18]^4+0.00003*[.A18]^3+0.0014*[.A18]^2+0.045*[.A18]+0.6007" office:value-type="float" office:value="0.441254756096" calcext:value-type="float">
            <text:p>0.441254756096</text:p>
          </table:table-cell>
          <table:table-cell/>
          <table:table-cell table:formula="of:=ABS(1-[.C18]/[.B18])" office:value-type="float" office:value="0.00285171840000009" calcext:value-type="float">
            <text:p>0.0028517184</text:p>
          </table:table-cell>
          <table:table-cell table:number-columns-repeated="1019"/>
        </table:table-row>
        <table:table-row table:style-name="ro1">
          <table:table-cell table:style-name="ce2" office:value-type="float" office:value="-3" calcext:value-type="float">
            <text:p>-3</text:p>
          </table:table-cell>
          <table:table-cell table:style-name="ce2" office:value-type="float" office:value="0.48" calcext:value-type="float">
            <text:p>0.48</text:p>
          </table:table-cell>
          <table:table-cell table:style-name="ce2" table:formula="of:=0.000000000001*[.A19]^6+0.000000002*[.A19]^5+0.0000003*[.A19]^4+0.00003*[.A19]^3+0.0014*[.A19]^2+0.045*[.A19]+0.6007" office:value-type="float" office:value="0.477513814729" calcext:value-type="float">
            <text:p>0.477513814729</text:p>
          </table:table-cell>
          <table:table-cell table:style-name="ce2" table:formula="of:=[.B19]" office:value-type="float" office:value="0.48" calcext:value-type="float">
            <text:p>0.48</text:p>
          </table:table-cell>
          <table:table-cell table:formula="of:=ABS(1-[.C19]/[.B19])" office:value-type="float" office:value="0.00517955264791659" calcext:value-type="float">
            <text:p>0.005179552647917</text:p>
          </table:table-cell>
          <table:table-cell table:number-columns-repeated="1019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0.52" calcext:value-type="float">
            <text:p>0.52</text:p>
          </table:table-cell>
          <table:table-cell table:style-name="ce2" table:formula="of:=0.000000000001*[.A20]^6+0.000000002*[.A20]^5+0.0000003*[.A20]^4+0.00003*[.A20]^3+0.0014*[.A20]^2+0.045*[.A20]+0.6007" office:value-type="float" office:value="0.516064736064" calcext:value-type="float">
            <text:p>0.516064736064</text:p>
          </table:table-cell>
          <table:table-cell/>
          <table:table-cell table:formula="of:=ABS(1-[.C20]/[.B20])" office:value-type="float" office:value="0.0075678152615386" calcext:value-type="float">
            <text:p>0.007567815261539</text:p>
          </table:table-cell>
          <table:table-cell table:number-columns-repeated="1019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56" calcext:value-type="float">
            <text:p>0.56</text:p>
          </table:table-cell>
          <table:table-cell table:style-name="ce2" table:formula="of:=0.000000000001*[.A21]^6+0.000000002*[.A21]^5+0.0000003*[.A21]^4+0.00003*[.A21]^3+0.0014*[.A21]^2+0.045*[.A21]+0.6007" office:value-type="float" office:value="0.557070298001" calcext:value-type="float">
            <text:p>0.557070298001</text:p>
          </table:table-cell>
          <table:table-cell/>
          <table:table-cell table:formula="of:=ABS(1-[.C21]/[.B21])" office:value-type="float" office:value="0.00523161071250022" calcext:value-type="float">
            <text:p>0.0052316107125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" calcext:value-type="float">
            <text:p>0.61</text:p>
          </table:table-cell>
          <table:table-cell table:style-name="ce2" table:formula="of:=0.000000000001*[.A22]^6+0.000000002*[.A22]^5+0.0000003*[.A22]^4+0.00003*[.A22]^3+0.0014*[.A22]^2+0.045*[.A22]+0.6007" office:value-type="float" office:value="0.6007" calcext:value-type="float">
            <text:p>0.6007</text:p>
          </table:table-cell>
          <table:table-cell/>
          <table:table-cell table:formula="of:=ABS(1-[.C22]/[.B22])" office:value-type="float" office:value="0.0152459016393443" calcext:value-type="float">
            <text:p>0.015245901639344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table:style-name="ce2" table:formula="of:=0.000000000001*[.A23]^6+0.000000002*[.A23]^5+0.0000003*[.A23]^4+0.00003*[.A23]^3+0.0014*[.A23]^2+0.045*[.A23]+0.6007" office:value-type="float" office:value="0.647130302001" calcext:value-type="float">
            <text:p>0.647130302001</text:p>
          </table:table-cell>
          <table:table-cell/>
          <table:table-cell table:formula="of:=ABS(1-[.C23]/[.B23])" office:value-type="float" office:value="0.0194995424227273" calcext:value-type="float">
            <text:p>0.019499542422727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1" calcext:value-type="float">
            <text:p>0.71</text:p>
          </table:table-cell>
          <table:table-cell table:style-name="ce2" table:formula="of:=0.000000000001*[.A24]^6+0.000000002*[.A24]^5+0.0000003*[.A24]^4+0.00003*[.A24]^3+0.0014*[.A24]^2+0.045*[.A24]+0.6007" office:value-type="float" office:value="0.696544864064" calcext:value-type="float">
            <text:p>0.696544864064</text:p>
          </table:table-cell>
          <table:table-cell/>
          <table:table-cell table:formula="of:=ABS(1-[.C24]/[.B24])" office:value-type="float" office:value="0.018950895684507" calcext:value-type="float">
            <text:p>0.018950895684507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6" calcext:value-type="float">
            <text:p>0.76</text:p>
          </table:table-cell>
          <table:table-cell table:style-name="ce2" table:formula="of:=0.000000000001*[.A25]^6+0.000000002*[.A25]^5+0.0000003*[.A25]^4+0.00003*[.A25]^3+0.0014*[.A25]^2+0.045*[.A25]+0.6007" office:value-type="float" office:value="0.749134786729" calcext:value-type="float">
            <text:p>0.749134786729</text:p>
          </table:table-cell>
          <table:table-cell/>
          <table:table-cell table:formula="of:=ABS(1-[.C25]/[.B25])" office:value-type="float" office:value="0.0142963332513157" calcext:value-type="float">
            <text:p>0.014296333251316</text:p>
          </table:table-cell>
          <table:table-cell table:number-columns-repeated="101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0.81" calcext:value-type="float">
            <text:p>0.81</text:p>
          </table:table-cell>
          <table:table-cell table:style-name="ce2" table:formula="of:=0.000000000001*[.A26]^6+0.000000002*[.A26]^5+0.0000003*[.A26]^4+0.00003*[.A26]^3+0.0014*[.A26]^2+0.045*[.A26]+0.6007" office:value-type="float" office:value="0.805098852096" calcext:value-type="float">
            <text:p>0.805098852096</text:p>
          </table:table-cell>
          <table:table-cell table:style-name="ce2" table:formula="of:=[.B26]" office:value-type="float" office:value="0.81" calcext:value-type="float">
            <text:p>0.81</text:p>
          </table:table-cell>
          <table:table-cell table:formula="of:=ABS(1-[.C26]/[.B26])" office:value-type="float" office:value="0.00605079988148161" calcext:value-type="float">
            <text:p>0.006050799881482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7" calcext:value-type="float">
            <text:p>0.87</text:p>
          </table:table-cell>
          <table:table-cell table:style-name="ce2" table:formula="of:=0.000000000001*[.A27]^6+0.000000002*[.A27]^5+0.0000003*[.A27]^4+0.00003*[.A27]^3+0.0014*[.A27]^2+0.045*[.A27]+0.6007" office:value-type="float" office:value="0.864643765625" calcext:value-type="float">
            <text:p>0.864643765625</text:p>
          </table:table-cell>
          <table:table-cell/>
          <table:table-cell table:formula="of:=ABS(1-[.C27]/[.B27])" office:value-type="float" office:value="0.00615659123563217" calcext:value-type="float">
            <text:p>0.006156591235632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3" calcext:value-type="float">
            <text:p>0.93</text:p>
          </table:table-cell>
          <table:table-cell table:style-name="ce2" table:formula="of:=0.000000000001*[.A28]^6+0.000000002*[.A28]^5+0.0000003*[.A28]^4+0.00003*[.A28]^3+0.0014*[.A28]^2+0.045*[.A28]+0.6007" office:value-type="float" office:value="0.927984398656" calcext:value-type="float">
            <text:p>0.927984398656</text:p>
          </table:table-cell>
          <table:table-cell/>
          <table:table-cell table:formula="of:=ABS(1-[.C28]/[.B28])" office:value-type="float" office:value="0.00216731327311837" calcext:value-type="float">
            <text:p>0.002167313273118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table:formula="of:=0.000000000001*[.A29]^6+0.000000002*[.A29]^5+0.0000003*[.A29]^4+0.00003*[.A29]^3+0.0014*[.A29]^2+0.045*[.A29]+0.6007" office:value-type="float" office:value="0.995344031649" calcext:value-type="float">
            <text:p>0.995344031649</text:p>
          </table:table-cell>
          <table:table-cell/>
          <table:table-cell table:formula="of:=ABS(1-[.C29]/[.B29])" office:value-type="float" office:value="0.00465596835100002" calcext:value-type="float">
            <text:p>0.004655968351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07" calcext:value-type="float">
            <text:p>1.07</text:p>
          </table:table-cell>
          <table:table-cell table:style-name="ce2" table:formula="of:=0.000000000001*[.A30]^6+0.000000002*[.A30]^5+0.0000003*[.A30]^4+0.00003*[.A30]^3+0.0014*[.A30]^2+0.045*[.A30]+0.6007" office:value-type="float" office:value="1.066954598144" calcext:value-type="float">
            <text:p>1.066954598144</text:p>
          </table:table-cell>
          <table:table-cell/>
          <table:table-cell table:formula="of:=ABS(1-[.C30]/[.B30])" office:value-type="float" office:value="0.00284616995887854" calcext:value-type="float">
            <text:p>0.002846169958879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15" calcext:value-type="float">
            <text:p>1.15</text:p>
          </table:table-cell>
          <table:table-cell table:style-name="ce2" table:formula="of:=0.000000000001*[.A31]^6+0.000000002*[.A31]^5+0.0000003*[.A31]^4+0.00003*[.A31]^3+0.0014*[.A31]^2+0.045*[.A31]+0.6007" office:value-type="float" office:value="1.143056929441" calcext:value-type="float">
            <text:p>1.143056929441</text:p>
          </table:table-cell>
          <table:table-cell/>
          <table:table-cell table:formula="of:=ABS(1-[.C31]/[.B31])" office:value-type="float" office:value="0.00603745265999989" calcext:value-type="float">
            <text:p>0.00603745266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23" calcext:value-type="float">
            <text:p>1.23</text:p>
          </table:table-cell>
          <table:table-cell table:style-name="ce2" table:formula="of:=0.000000000001*[.A32]^6+0.000000002*[.A32]^5+0.0000003*[.A32]^4+0.00003*[.A32]^3+0.0014*[.A32]^2+0.045*[.A32]+0.6007" office:value-type="float" office:value="1.223901" calcext:value-type="float">
            <text:p>1.223901</text:p>
          </table:table-cell>
          <table:table-cell/>
          <table:table-cell table:formula="of:=ABS(1-[.C32]/[.B32])" office:value-type="float" office:value="0.00495853658536594" calcext:value-type="float">
            <text:p>0.004958536585366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31" calcext:value-type="float">
            <text:p>1.31</text:p>
          </table:table-cell>
          <table:table-cell table:style-name="ce2" table:formula="of:=0.000000000001*[.A33]^6+0.000000002*[.A33]^5+0.0000003*[.A33]^4+0.00003*[.A33]^3+0.0014*[.A33]^2+0.045*[.A33]+0.6007" office:value-type="float" office:value="1.309746173561" calcext:value-type="float">
            <text:p>1.309746173561</text:p>
          </table:table-cell>
          <table:table-cell/>
          <table:table-cell table:formula="of:=ABS(1-[.C33]/[.B33])" office:value-type="float" office:value="0.000193760640458174" calcext:value-type="float">
            <text:p>0.000193760640458</text:p>
          </table:table-cell>
          <table:table-cell table:number-columns-repeated="101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1.4" calcext:value-type="float">
            <text:p>1.4</text:p>
          </table:table-cell>
          <table:table-cell table:style-name="ce2" table:formula="of:=0.000000000001*[.A34]^6+0.000000002*[.A34]^5+0.0000003*[.A34]^4+0.00003*[.A34]^3+0.0014*[.A34]^2+0.045*[.A34]+0.6007" office:value-type="float" office:value="1.400861449984" calcext:value-type="float">
            <text:p>1.400861449984</text:p>
          </table:table-cell>
          <table:table-cell table:style-name="ce2" table:formula="of:=[.B34]" office:value-type="float" office:value="1.4" calcext:value-type="float">
            <text:p>1.4</text:p>
          </table:table-cell>
          <table:table-cell table:formula="of:=ABS(1-[.C34]/[.B34])" office:value-type="float" office:value="0.000615321417142933" calcext:value-type="float">
            <text:p>0.000615321417143</text:p>
          </table:table-cell>
          <table:table-cell/>
          <table:table-cell>
            <draw:frame table:end-cell-address="Sheet1.M51" table:end-x="38.1pt" table:end-y="5.24pt" draw:z-index="1" draw:name="Діаграма 1" draw:style-name="gr1" draw:text-style-name="P1" svg:width="380.24pt" svg:height="216.06pt" svg:x="42.8pt" svg:y="5.98pt">
              <draw:object draw:notify-on-update-of-ranges="Sheet1.A2:Sheet1.A2 Sheet1.A7:Sheet1.A7 Sheet1.A12:Sheet1.A12 Sheet1.A19:Sheet1.A19 Sheet1.A26:Sheet1.A26 Sheet1.A34:Sheet1.A34 Sheet1.A41:Sheet1.A41 Sheet1.A49:Sheet1.A49 Sheet1.A57:Sheet1.A57 Sheet1.A64:Sheet1.A64 Sheet1.A72:Sheet1.A72 Sheet1.A79:Sheet1.A79 Sheet1.A87:Sheet1.A87 Sheet1.A95:Sheet1.A95 Sheet1.A104:Sheet1.A104 Sheet1.A113:Sheet1.A113 Sheet1.A122:Sheet1.A122 Sheet1.D2:Sheet1.D2 Sheet1.D7:Sheet1.D7 Sheet1.D12:Sheet1.D12 Sheet1.D19:Sheet1.D19 Sheet1.D26:Sheet1.D26 Sheet1.D34:Sheet1.D34 Sheet1.D41:Sheet1.D41 Sheet1.D49:Sheet1.D49 Sheet1.D57:Sheet1.D57 Sheet1.D64:Sheet1.D64 Sheet1.D72:Sheet1.D72 Sheet1.D79:Sheet1.D79 Sheet1.D87:Sheet1.D87 Sheet1.D95:Sheet1.D95 Sheet1.D104:Sheet1.D104 Sheet1.D113:Sheet1.D113 Sheet1.D122:Sheet1.D122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5" calcext:value-type="float">
            <text:p>1.5</text:p>
          </table:table-cell>
          <table:table-cell table:style-name="ce2" table:formula="of:=0.000000000001*[.A35]^6+0.000000002*[.A35]^5+0.0000003*[.A35]^4+0.00003*[.A35]^3+0.0014*[.A35]^2+0.045*[.A35]+0.6007" office:value-type="float" office:value="1.497525712809" calcext:value-type="float">
            <text:p>1.497525712809</text:p>
          </table:table-cell>
          <table:table-cell/>
          <table:table-cell table:formula="of:=ABS(1-[.C35]/[.B35])" office:value-type="float" office:value="0.00164952479399993" calcext:value-type="float">
            <text:p>0.001649524794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6" calcext:value-type="float">
            <text:p>1.6</text:p>
          </table:table-cell>
          <table:table-cell table:style-name="ce2" table:formula="of:=0.000000000001*[.A36]^6+0.000000002*[.A36]^5+0.0000003*[.A36]^4+0.00003*[.A36]^3+0.0014*[.A36]^2+0.045*[.A36]+0.6007" office:value-type="float" office:value="1.600027977536" calcext:value-type="float">
            <text:p>1.600027977536</text:p>
          </table:table-cell>
          <table:table-cell/>
          <table:table-cell table:formula="of:=ABS(1-[.C36]/[.B36])" office:value-type="float" office:value="0.0000174859599999522" calcext:value-type="float">
            <text:p>1.74859599999522E-05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71" calcext:value-type="float">
            <text:p>1.71</text:p>
          </table:table-cell>
          <table:table-cell table:style-name="ce2" table:formula="of:=0.000000000001*[.A37]^6+0.000000002*[.A37]^5+0.0000003*[.A37]^4+0.00003*[.A37]^3+0.0014*[.A37]^2+0.045*[.A37]+0.6007" office:value-type="float" office:value="1.708667640625" calcext:value-type="float">
            <text:p>1.708667640625</text:p>
          </table:table-cell>
          <table:table-cell/>
          <table:table-cell table:formula="of:=ABS(1-[.C37]/[.B37])" office:value-type="float" office:value="0.000779157529239849" calcext:value-type="float">
            <text:p>0.00077915752924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82" calcext:value-type="float">
            <text:p>1.82</text:p>
          </table:table-cell>
          <table:table-cell table:style-name="ce2" table:formula="of:=0.000000000001*[.A38]^6+0.000000002*[.A38]^5+0.0000003*[.A38]^4+0.00003*[.A38]^3+0.0014*[.A38]^2+0.045*[.A38]+0.6007" office:value-type="float" office:value="1.823754729216" calcext:value-type="float">
            <text:p>1.823754729216</text:p>
          </table:table-cell>
          <table:table-cell/>
          <table:table-cell table:formula="of:=ABS(1-[.C38]/[.B38])" office:value-type="float" office:value="0.00206303803076935" calcext:value-type="float">
            <text:p>0.002063038030769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94" calcext:value-type="float">
            <text:p>1.94</text:p>
          </table:table-cell>
          <table:table-cell table:style-name="ce2" table:formula="of:=0.000000000001*[.A39]^6+0.000000002*[.A39]^5+0.0000003*[.A39]^4+0.00003*[.A39]^3+0.0014*[.A39]^2+0.045*[.A39]+0.6007" office:value-type="float" office:value="1.945610151569" calcext:value-type="float">
            <text:p>1.945610151569</text:p>
          </table:table-cell>
          <table:table-cell/>
          <table:table-cell table:formula="of:=ABS(1-[.C39]/[.B39])" office:value-type="float" office:value="0.00289183070567001" calcext:value-type="float">
            <text:p>0.00289183070567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06" calcext:value-type="float">
            <text:p>2.06</text:p>
          </table:table-cell>
          <table:table-cell table:style-name="ce2" table:formula="of:=0.000000000001*[.A40]^6+0.000000002*[.A40]^5+0.0000003*[.A40]^4+0.00003*[.A40]^3+0.0014*[.A40]^2+0.045*[.A40]+0.6007" office:value-type="float" office:value="2.074565948224" calcext:value-type="float">
            <text:p>2.074565948224</text:p>
          </table:table-cell>
          <table:table-cell/>
          <table:table-cell table:formula="of:=ABS(1-[.C40]/[.B40])" office:value-type="float" office:value="0.00707084865242713" calcext:value-type="float">
            <text:p>0.007070848652427</text:p>
          </table:table-cell>
          <table:table-cell table:number-columns-repeated="1019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2.2" calcext:value-type="float">
            <text:p>2.2</text:p>
          </table:table-cell>
          <table:table-cell table:style-name="ce2" table:formula="of:=0.000000000001*[.A41]^6+0.000000002*[.A41]^5+0.0000003*[.A41]^4+0.00003*[.A41]^3+0.0014*[.A41]^2+0.045*[.A41]+0.6007" office:value-type="float" office:value="2.210965543881" calcext:value-type="float">
            <text:p>2.210965543881</text:p>
          </table:table-cell>
          <table:table-cell table:style-name="ce2" table:formula="of:=[.B41]" office:value-type="float" office:value="2.2" calcext:value-type="float">
            <text:p>2.2</text:p>
          </table:table-cell>
          <table:table-cell table:formula="of:=ABS(1-[.C41]/[.B41])" office:value-type="float" office:value="0.00498433812772725" calcext:value-type="float">
            <text:p>0.004984338127727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34" calcext:value-type="float">
            <text:p>2.34</text:p>
          </table:table-cell>
          <table:table-cell table:style-name="ce2" table:formula="of:=0.000000000001*[.A42]^6+0.000000002*[.A42]^5+0.0000003*[.A42]^4+0.00003*[.A42]^3+0.0014*[.A42]^2+0.045*[.A42]+0.6007" office:value-type="float" office:value="2.355164" calcext:value-type="float">
            <text:p>2.355164</text:p>
          </table:table-cell>
          <table:table-cell/>
          <table:table-cell table:formula="of:=ABS(1-[.C42]/[.B42])" office:value-type="float" office:value="0.00648034188034186" calcext:value-type="float">
            <text:p>0.006480341880342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.49" calcext:value-type="float">
            <text:p>2.49</text:p>
          </table:table-cell>
          <table:table-cell table:style-name="ce2" table:formula="of:=0.000000000001*[.A43]^6+0.000000002*[.A43]^5+0.0000003*[.A43]^4+0.00003*[.A43]^3+0.0014*[.A43]^2+0.045*[.A43]+0.6007" office:value-type="float" office:value="2.507528268121" calcext:value-type="float">
            <text:p>2.507528268121</text:p>
          </table:table-cell>
          <table:table-cell/>
          <table:table-cell table:formula="of:=ABS(1-[.C43]/[.B43])" office:value-type="float" office:value="0.00703946510883524" calcext:value-type="float">
            <text:p>0.007039465108835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.64" calcext:value-type="float">
            <text:p>2.64</text:p>
          </table:table-cell>
          <table:table-cell table:style-name="ce2" table:formula="of:=0.000000000001*[.A44]^6+0.000000002*[.A44]^5+0.0000003*[.A44]^4+0.00003*[.A44]^3+0.0014*[.A44]^2+0.045*[.A44]+0.6007" office:value-type="float" office:value="2.668437443904" calcext:value-type="float">
            <text:p>2.668437443904</text:p>
          </table:table-cell>
          <table:table-cell/>
          <table:table-cell table:formula="of:=ABS(1-[.C44]/[.B44])" office:value-type="float" office:value="0.0107717590545453" calcext:value-type="float">
            <text:p>0.010771759054545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.81" calcext:value-type="float">
            <text:p>2.81</text:p>
          </table:table-cell>
          <table:table-cell table:style-name="ce2" table:formula="of:=0.000000000001*[.A45]^6+0.000000002*[.A45]^5+0.0000003*[.A45]^4+0.00003*[.A45]^3+0.0014*[.A45]^2+0.045*[.A45]+0.6007" office:value-type="float" office:value="2.838283021889" calcext:value-type="float">
            <text:p>2.838283021889</text:p>
          </table:table-cell>
          <table:table-cell/>
          <table:table-cell table:formula="of:=ABS(1-[.C45]/[.B45])" office:value-type="float" office:value="0.01006513234484" calcext:value-type="float">
            <text:p>0.01006513234484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.98" calcext:value-type="float">
            <text:p>2.98</text:p>
          </table:table-cell>
          <table:table-cell table:style-name="ce2" table:formula="of:=0.000000000001*[.A46]^6+0.000000002*[.A46]^5+0.0000003*[.A46]^4+0.00003*[.A46]^3+0.0014*[.A46]^2+0.045*[.A46]+0.6007" office:value-type="float" office:value="3.017469150976" calcext:value-type="float">
            <text:p>3.017469150976</text:p>
          </table:table-cell>
          <table:table-cell/>
          <table:table-cell table:formula="of:=ABS(1-[.C46]/[.B46])" office:value-type="float" office:value="0.012573540595973" calcext:value-type="float">
            <text:p>0.012573540595973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.17" calcext:value-type="float">
            <text:p>3.17</text:p>
          </table:table-cell>
          <table:table-cell table:style-name="ce2" table:formula="of:=0.000000000001*[.A47]^6+0.000000002*[.A47]^5+0.0000003*[.A47]^4+0.00003*[.A47]^3+0.0014*[.A47]^2+0.045*[.A47]+0.6007" office:value-type="float" office:value="3.206412890625" calcext:value-type="float">
            <text:p>3.206412890625</text:p>
          </table:table-cell>
          <table:table-cell/>
          <table:table-cell table:formula="of:=ABS(1-[.C47]/[.B47])" office:value-type="float" office:value="0.0114867162854888" calcext:value-type="float">
            <text:p>0.011486716285489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.36" calcext:value-type="float">
            <text:p>3.36</text:p>
          </table:table-cell>
          <table:table-cell table:style-name="ce2" table:formula="of:=0.000000000001*[.A48]^6+0.000000002*[.A48]^5+0.0000003*[.A48]^4+0.00003*[.A48]^3+0.0014*[.A48]^2+0.045*[.A48]+0.6007" office:value-type="float" office:value="3.405544467776" calcext:value-type="float">
            <text:p>3.405544467776</text:p>
          </table:table-cell>
          <table:table-cell/>
          <table:table-cell table:formula="of:=ABS(1-[.C48]/[.B48])" office:value-type="float" office:value="0.0135549011238096" calcext:value-type="float">
            <text:p>0.01355490112381</text:p>
          </table:table-cell>
          <table:table-cell table:number-columns-repeated="1019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3.57" calcext:value-type="float">
            <text:p>3.57</text:p>
          </table:table-cell>
          <table:table-cell table:style-name="ce2" table:formula="of:=0.000000000001*[.A49]^6+0.000000002*[.A49]^5+0.0000003*[.A49]^4+0.00003*[.A49]^3+0.0014*[.A49]^2+0.045*[.A49]+0.6007" office:value-type="float" office:value="3.615307534489" calcext:value-type="float">
            <text:p>3.615307534489</text:p>
          </table:table-cell>
          <table:table-cell table:style-name="ce2" table:formula="of:=[.B49]" office:value-type="float" office:value="3.57" calcext:value-type="float">
            <text:p>3.57</text:p>
          </table:table-cell>
          <table:table-cell table:formula="of:=ABS(1-[.C49]/[.B49])" office:value-type="float" office:value="0.0126911861313725" calcext:value-type="float">
            <text:p>0.012691186131373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.78" calcext:value-type="float">
            <text:p>3.78</text:p>
          </table:table-cell>
          <table:table-cell table:style-name="ce2" table:formula="of:=0.000000000001*[.A50]^6+0.000000002*[.A50]^5+0.0000003*[.A50]^4+0.00003*[.A50]^3+0.0014*[.A50]^2+0.045*[.A50]+0.6007" office:value-type="float" office:value="3.836159426304" calcext:value-type="float">
            <text:p>3.836159426304</text:p>
          </table:table-cell>
          <table:table-cell/>
          <table:table-cell table:formula="of:=ABS(1-[.C50]/[.B50])" office:value-type="float" office:value="0.0148569910857141" calcext:value-type="float">
            <text:p>0.014856991085714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.01" calcext:value-type="float">
            <text:p>4.01</text:p>
          </table:table-cell>
          <table:table-cell table:style-name="ce2" table:formula="of:=0.000000000001*[.A51]^6+0.000000002*[.A51]^5+0.0000003*[.A51]^4+0.00003*[.A51]^3+0.0014*[.A51]^2+0.045*[.A51]+0.6007" office:value-type="float" office:value="4.068571421321" calcext:value-type="float">
            <text:p>4.068571421321</text:p>
          </table:table-cell>
          <table:table-cell/>
          <table:table-cell table:formula="of:=ABS(1-[.C51]/[.B51])" office:value-type="float" office:value="0.0146063394815461" calcext:value-type="float">
            <text:p>0.014606339481546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.24" calcext:value-type="float">
            <text:p>4.24</text:p>
          </table:table-cell>
          <table:table-cell table:style-name="ce2" table:formula="of:=0.000000000001*[.A52]^6+0.000000002*[.A52]^5+0.0000003*[.A52]^4+0.00003*[.A52]^3+0.0014*[.A52]^2+0.045*[.A52]+0.6007" office:value-type="float" office:value="4.313029" calcext:value-type="float">
            <text:p>4.313029</text:p>
          </table:table-cell>
          <table:table-cell/>
          <table:table-cell table:formula="of:=ABS(1-[.C52]/[.B52])" office:value-type="float" office:value="0.0172238207547171" calcext:value-type="float">
            <text:p>0.017223820754717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.49" calcext:value-type="float">
            <text:p>4.49</text:p>
          </table:table-cell>
          <table:table-cell table:style-name="ce2" table:formula="of:=0.000000000001*[.A53]^6+0.000000002*[.A53]^5+0.0000003*[.A53]^4+0.00003*[.A53]^3+0.0014*[.A53]^2+0.045*[.A53]+0.6007" office:value-type="float" office:value="4.570032105681" calcext:value-type="float">
            <text:p>4.570032105681</text:p>
          </table:table-cell>
          <table:table-cell/>
          <table:table-cell table:formula="of:=ABS(1-[.C53]/[.B53])" office:value-type="float" office:value="0.0178245224233853" calcext:value-type="float">
            <text:p>0.017824522423385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.75" calcext:value-type="float">
            <text:p>4.75</text:p>
          </table:table-cell>
          <table:table-cell table:style-name="ce2" table:formula="of:=0.000000000001*[.A54]^6+0.000000002*[.A54]^5+0.0000003*[.A54]^4+0.00003*[.A54]^3+0.0014*[.A54]^2+0.045*[.A54]+0.6007" office:value-type="float" office:value="4.840095405824" calcext:value-type="float">
            <text:p>4.840095405824</text:p>
          </table:table-cell>
          <table:table-cell/>
          <table:table-cell table:formula="of:=ABS(1-[.C54]/[.B54])" office:value-type="float" office:value="0.0189674538576843" calcext:value-type="float">
            <text:p>0.018967453857684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.03" calcext:value-type="float">
            <text:p>5.03</text:p>
          </table:table-cell>
          <table:table-cell table:style-name="ce2" table:formula="of:=0.000000000001*[.A55]^6+0.000000002*[.A55]^5+0.0000003*[.A55]^4+0.00003*[.A55]^3+0.0014*[.A55]^2+0.045*[.A55]+0.6007" office:value-type="float" office:value="5.123748553969" calcext:value-type="float">
            <text:p>5.123748553969</text:p>
          </table:table-cell>
          <table:table-cell/>
          <table:table-cell table:formula="of:=ABS(1-[.C55]/[.B55])" office:value-type="float" office:value="0.0186378834928429" calcext:value-type="float">
            <text:p>0.018637883492843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.32" calcext:value-type="float">
            <text:p>5.32</text:p>
          </table:table-cell>
          <table:table-cell table:style-name="ce2" table:formula="of:=0.000000000001*[.A56]^6+0.000000002*[.A56]^5+0.0000003*[.A56]^4+0.00003*[.A56]^3+0.0014*[.A56]^2+0.045*[.A56]+0.6007" office:value-type="float" office:value="5.421536452416" calcext:value-type="float">
            <text:p>5.421536452416</text:p>
          </table:table-cell>
          <table:table-cell/>
          <table:table-cell table:formula="of:=ABS(1-[.C56]/[.B56])" office:value-type="float" office:value="0.0190857993263158" calcext:value-type="float">
            <text:p>0.019085799326316</text:p>
          </table:table-cell>
          <table:table-cell table:number-columns-repeated="1019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5.62" calcext:value-type="float">
            <text:p>5.62</text:p>
          </table:table-cell>
          <table:table-cell table:style-name="ce2" table:formula="of:=0.000000000001*[.A57]^6+0.000000002*[.A57]^5+0.0000003*[.A57]^4+0.00003*[.A57]^3+0.0014*[.A57]^2+0.045*[.A57]+0.6007" office:value-type="float" office:value="5.734019515625" calcext:value-type="float">
            <text:p>5.734019515625</text:p>
          </table:table-cell>
          <table:table-cell table:style-name="ce2" table:formula="of:=[.B57]" office:value-type="float" office:value="5.62" calcext:value-type="float">
            <text:p>5.62</text:p>
          </table:table-cell>
          <table:table-cell table:formula="of:=ABS(1-[.C57]/[.B57])" office:value-type="float" office:value="0.0202881700400357" calcext:value-type="float">
            <text:p>0.020288170040036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.94" calcext:value-type="float">
            <text:p>5.94</text:p>
          </table:table-cell>
          <table:table-cell table:style-name="ce2" table:formula="of:=0.000000000001*[.A58]^6+0.000000002*[.A58]^5+0.0000003*[.A58]^4+0.00003*[.A58]^3+0.0014*[.A58]^2+0.045*[.A58]+0.6007" office:value-type="float" office:value="6.061773934336" calcext:value-type="float">
            <text:p>6.061773934336</text:p>
          </table:table-cell>
          <table:table-cell/>
          <table:table-cell table:formula="of:=ABS(1-[.C58]/[.B58])" office:value-type="float" office:value="0.0205006623461279" calcext:value-type="float">
            <text:p>0.020500662346128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.28" calcext:value-type="float">
            <text:p>6.28</text:p>
          </table:table-cell>
          <table:table-cell table:style-name="ce2" table:formula="of:=0.000000000001*[.A59]^6+0.000000002*[.A59]^5+0.0000003*[.A59]^4+0.00003*[.A59]^3+0.0014*[.A59]^2+0.045*[.A59]+0.6007" office:value-type="float" office:value="6.405391940409" calcext:value-type="float">
            <text:p>6.405391940409</text:p>
          </table:table-cell>
          <table:table-cell/>
          <table:table-cell table:formula="of:=ABS(1-[.C59]/[.B59])" office:value-type="float" office:value="0.0199668694918791" calcext:value-type="float">
            <text:p>0.019966869491879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.62" calcext:value-type="float">
            <text:p>6.62</text:p>
          </table:table-cell>
          <table:table-cell table:style-name="ce2" table:formula="of:=0.000000000001*[.A60]^6+0.000000002*[.A60]^5+0.0000003*[.A60]^4+0.00003*[.A60]^3+0.0014*[.A60]^2+0.045*[.A60]+0.6007" office:value-type="float" office:value="6.765482072384" calcext:value-type="float">
            <text:p>6.765482072384</text:p>
          </table:table-cell>
          <table:table-cell/>
          <table:table-cell table:formula="of:=ABS(1-[.C60]/[.B60])" office:value-type="float" office:value="0.0219761438646524" calcext:value-type="float">
            <text:p>0.021976143864653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.99" calcext:value-type="float">
            <text:p>6.99</text:p>
          </table:table-cell>
          <table:table-cell table:style-name="ce2" table:formula="of:=0.000000000001*[.A61]^6+0.000000002*[.A61]^5+0.0000003*[.A61]^4+0.00003*[.A61]^3+0.0014*[.A61]^2+0.045*[.A61]+0.6007" office:value-type="float" office:value="7.142669441761" calcext:value-type="float">
            <text:p>7.142669441761</text:p>
          </table:table-cell>
          <table:table-cell/>
          <table:table-cell table:formula="of:=ABS(1-[.C61]/[.B61])" office:value-type="float" office:value="0.0218411218542203" calcext:value-type="float">
            <text:p>0.02184112185422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.38" calcext:value-type="float">
            <text:p>7.38</text:p>
          </table:table-cell>
          <table:table-cell table:style-name="ce2" table:formula="of:=0.000000000001*[.A62]^6+0.000000002*[.A62]^5+0.0000003*[.A62]^4+0.00003*[.A62]^3+0.0014*[.A62]^2+0.045*[.A62]+0.6007" office:value-type="float" office:value="7.537596" calcext:value-type="float">
            <text:p>7.537596</text:p>
          </table:table-cell>
          <table:table-cell/>
          <table:table-cell table:formula="of:=ABS(1-[.C62]/[.B62])" office:value-type="float" office:value="0.0213544715447154" calcext:value-type="float">
            <text:p>0.021354471544715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.78" calcext:value-type="float">
            <text:p>7.78</text:p>
          </table:table-cell>
          <table:table-cell table:style-name="ce2" table:formula="of:=0.000000000001*[.A63]^6+0.000000002*[.A63]^5+0.0000003*[.A63]^4+0.00003*[.A63]^3+0.0014*[.A63]^2+0.045*[.A63]+0.6007" office:value-type="float" office:value="7.950920806241" calcext:value-type="float">
            <text:p>7.950920806241</text:p>
          </table:table-cell>
          <table:table-cell/>
          <table:table-cell table:formula="of:=ABS(1-[.C63]/[.B63])" office:value-type="float" office:value="0.0219692553008997" calcext:value-type="float">
            <text:p>0.0219692553009</text:p>
          </table:table-cell>
          <table:table-cell table:number-columns-repeated="1019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8.2" calcext:value-type="float">
            <text:p>8.2</text:p>
          </table:table-cell>
          <table:table-cell table:style-name="ce2" table:formula="of:=0.000000000001*[.A64]^6+0.000000002*[.A64]^5+0.0000003*[.A64]^4+0.00003*[.A64]^3+0.0014*[.A64]^2+0.045*[.A64]+0.6007" office:value-type="float" office:value="8.383320295744" calcext:value-type="float">
            <text:p>8.383320295744</text:p>
          </table:table-cell>
          <table:table-cell table:style-name="ce2" table:formula="of:=[.B64]" office:value-type="float" office:value="8.2" calcext:value-type="float">
            <text:p>8.2</text:p>
          </table:table-cell>
          <table:table-cell table:formula="of:=ABS(1-[.C64]/[.B64])" office:value-type="float" office:value="0.022356133627317" calcext:value-type="float">
            <text:p>0.022356133627317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.64" calcext:value-type="float">
            <text:p>8.64</text:p>
          </table:table-cell>
          <table:table-cell table:style-name="ce2" table:formula="of:=0.000000000001*[.A65]^6+0.000000002*[.A65]^5+0.0000003*[.A65]^4+0.00003*[.A65]^3+0.0014*[.A65]^2+0.045*[.A65]+0.6007" office:value-type="float" office:value="8.835488549049" calcext:value-type="float">
            <text:p>8.835488549049</text:p>
          </table:table-cell>
          <table:table-cell/>
          <table:table-cell table:formula="of:=ABS(1-[.C65]/[.B65])" office:value-type="float" office:value="0.0226259894732639" calcext:value-type="float">
            <text:p>0.022625989473264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.1" calcext:value-type="float">
            <text:p>9.1</text:p>
          </table:table-cell>
          <table:table-cell table:style-name="ce2" table:formula="of:=0.000000000001*[.A66]^6+0.000000002*[.A66]^5+0.0000003*[.A66]^4+0.00003*[.A66]^3+0.0014*[.A66]^2+0.045*[.A66]+0.6007" office:value-type="float" office:value="9.308137561856" calcext:value-type="float">
            <text:p>9.308137561856</text:p>
          </table:table-cell>
          <table:table-cell/>
          <table:table-cell table:formula="of:=ABS(1-[.C66]/[.B66])" office:value-type="float" office:value="0.0228722595446154" calcext:value-type="float">
            <text:p>0.022872259544615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.58" calcext:value-type="float">
            <text:p>9.58</text:p>
          </table:table-cell>
          <table:table-cell table:style-name="ce2" table:formula="of:=0.000000000001*[.A67]^6+0.000000002*[.A67]^5+0.0000003*[.A67]^4+0.00003*[.A67]^3+0.0014*[.A67]^2+0.045*[.A67]+0.6007" office:value-type="float" office:value="9.801997515625" calcext:value-type="float">
            <text:p>9.801997515625</text:p>
          </table:table-cell>
          <table:table-cell/>
          <table:table-cell table:formula="of:=ABS(1-[.C67]/[.B67])" office:value-type="float" office:value="0.0231730183324634" calcext:value-type="float">
            <text:p>0.023173018332464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.09" calcext:value-type="float">
            <text:p>10.09</text:p>
          </table:table-cell>
          <table:table-cell table:style-name="ce2" table:formula="of:=0.000000000001*[.A68]^6+0.000000002*[.A68]^5+0.0000003*[.A68]^4+0.00003*[.A68]^3+0.0014*[.A68]^2+0.045*[.A68]+0.6007" office:value-type="float" office:value="10.317817048896" calcext:value-type="float">
            <text:p>10.317817048896</text:p>
          </table:table-cell>
          <table:table-cell/>
          <table:table-cell table:formula="of:=ABS(1-[.C68]/[.B68])" office:value-type="float" office:value="0.0225784984039643" calcext:value-type="float">
            <text:p>0.022578498403964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.61" calcext:value-type="float">
            <text:p>10.61</text:p>
          </table:table-cell>
          <table:table-cell table:style-name="ce2" table:formula="of:=0.000000000001*[.A69]^6+0.000000002*[.A69]^5+0.0000003*[.A69]^4+0.00003*[.A69]^3+0.0014*[.A69]^2+0.045*[.A69]+0.6007" office:value-type="float" office:value="10.856363529329" calcext:value-type="float">
            <text:p>10.856363529329</text:p>
          </table:table-cell>
          <table:table-cell/>
          <table:table-cell table:formula="of:=ABS(1-[.C69]/[.B69])" office:value-type="float" office:value="0.0232199367887842" calcext:value-type="float">
            <text:p>0.023219936788784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.16" calcext:value-type="float">
            <text:p>11.16</text:p>
          </table:table-cell>
          <table:table-cell table:style-name="ce2" table:formula="of:=0.000000000001*[.A70]^6+0.000000002*[.A70]^5+0.0000003*[.A70]^4+0.00003*[.A70]^3+0.0014*[.A70]^2+0.045*[.A70]+0.6007" office:value-type="float" office:value="11.418423326464" calcext:value-type="float">
            <text:p>11.418423326464</text:p>
          </table:table-cell>
          <table:table-cell/>
          <table:table-cell table:formula="of:=ABS(1-[.C70]/[.B70])" office:value-type="float" office:value="0.0231562120487454" calcext:value-type="float">
            <text:p>0.023156212048745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.74" calcext:value-type="float">
            <text:p>11.74</text:p>
          </table:table-cell>
          <table:table-cell table:style-name="ce2" table:formula="of:=0.000000000001*[.A71]^6+0.000000002*[.A71]^5+0.0000003*[.A71]^4+0.00003*[.A71]^3+0.0014*[.A71]^2+0.045*[.A71]+0.6007" office:value-type="float" office:value="12.004802085201" calcext:value-type="float">
            <text:p>12.004802085201</text:p>
          </table:table-cell>
          <table:table-cell/>
          <table:table-cell table:formula="of:=ABS(1-[.C71]/[.B71])" office:value-type="float" office:value="0.022555543884242" calcext:value-type="float">
            <text:p>0.022555543884242</text:p>
          </table:table-cell>
          <table:table-cell table:number-columns-repeated="1019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2.33" calcext:value-type="float">
            <text:p>12.33</text:p>
          </table:table-cell>
          <table:table-cell table:style-name="ce2" table:formula="of:=0.000000000001*[.A72]^6+0.000000002*[.A72]^5+0.0000003*[.A72]^4+0.00003*[.A72]^3+0.0014*[.A72]^2+0.045*[.A72]+0.6007" office:value-type="float" office:value="12.616325" calcext:value-type="float">
            <text:p>12.616325</text:p>
          </table:table-cell>
          <table:table-cell table:style-name="ce2" table:formula="of:=[.B72]" office:value-type="float" office:value="12.33" calcext:value-type="float">
            <text:p>12.33</text:p>
          </table:table-cell>
          <table:table-cell table:formula="of:=ABS(1-[.C72]/[.B72])" office:value-type="float" office:value="0.0232218167072182" calcext:value-type="float">
            <text:p>0.023221816707218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.96" calcext:value-type="float">
            <text:p>12.96</text:p>
          </table:table-cell>
          <table:table-cell table:style-name="ce2" table:formula="of:=0.000000000001*[.A73]^6+0.000000002*[.A73]^5+0.0000003*[.A73]^4+0.00003*[.A73]^3+0.0014*[.A73]^2+0.045*[.A73]+0.6007" office:value-type="float" office:value="13.253837089801" calcext:value-type="float">
            <text:p>13.253837089801</text:p>
          </table:table-cell>
          <table:table-cell/>
          <table:table-cell table:formula="of:=ABS(1-[.C73]/[.B73])" office:value-type="float" office:value="0.0226726149537808" calcext:value-type="float">
            <text:p>0.022672614953781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3.61" calcext:value-type="float">
            <text:p>13.61</text:p>
          </table:table-cell>
          <table:table-cell table:style-name="ce2" table:formula="of:=0.000000000001*[.A74]^6+0.000000002*[.A74]^5+0.0000003*[.A74]^4+0.00003*[.A74]^3+0.0014*[.A74]^2+0.045*[.A74]+0.6007" office:value-type="float" office:value="13.918203473664" calcext:value-type="float">
            <text:p>13.918203473664</text:p>
          </table:table-cell>
          <table:table-cell/>
          <table:table-cell table:formula="of:=ABS(1-[.C74]/[.B74])" office:value-type="float" office:value="0.0226453691156503" calcext:value-type="float">
            <text:p>0.02264536911565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.29" calcext:value-type="float">
            <text:p>14.29</text:p>
          </table:table-cell>
          <table:table-cell table:style-name="ce2" table:formula="of:=0.000000000001*[.A75]^6+0.000000002*[.A75]^5+0.0000003*[.A75]^4+0.00003*[.A75]^3+0.0014*[.A75]^2+0.045*[.A75]+0.6007" office:value-type="float" office:value="14.610309647129" calcext:value-type="float">
            <text:p>14.610309647129</text:p>
          </table:table-cell>
          <table:table-cell/>
          <table:table-cell table:formula="of:=ABS(1-[.C75]/[.B75])" office:value-type="float" office:value="0.0224149508137859" calcext:value-type="float">
            <text:p>0.022414950813786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table:style-name="ce2" table:formula="of:=0.000000000001*[.A76]^6+0.000000002*[.A76]^5+0.0000003*[.A76]^4+0.00003*[.A76]^3+0.0014*[.A76]^2+0.045*[.A76]+0.6007" office:value-type="float" office:value="15.331061759296" calcext:value-type="float">
            <text:p>15.331061759296</text:p>
          </table:table-cell>
          <table:table-cell/>
          <table:table-cell table:formula="of:=ABS(1-[.C76]/[.B76])" office:value-type="float" office:value="0.0220707839530667" calcext:value-type="float">
            <text:p>0.022070783953067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.73" calcext:value-type="float">
            <text:p>15.73</text:p>
          </table:table-cell>
          <table:table-cell table:style-name="ce2" table:formula="of:=0.000000000001*[.A77]^6+0.000000002*[.A77]^5+0.0000003*[.A77]^4+0.00003*[.A77]^3+0.0014*[.A77]^2+0.045*[.A77]+0.6007" office:value-type="float" office:value="16.081386890625" calcext:value-type="float">
            <text:p>16.081386890625</text:p>
          </table:table-cell>
          <table:table-cell/>
          <table:table-cell table:formula="of:=ABS(1-[.C77]/[.B77])" office:value-type="float" office:value="0.0223386453035601" calcext:value-type="float">
            <text:p>0.02233864530356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6.51" calcext:value-type="float">
            <text:p>16.51</text:p>
          </table:table-cell>
          <table:table-cell table:style-name="ce2" table:formula="of:=0.000000000001*[.A78]^6+0.000000002*[.A78]^5+0.0000003*[.A78]^4+0.00003*[.A78]^3+0.0014*[.A78]^2+0.045*[.A78]+0.6007" office:value-type="float" office:value="16.862233331456" calcext:value-type="float">
            <text:p>16.862233331456</text:p>
          </table:table-cell>
          <table:table-cell/>
          <table:table-cell table:formula="of:=ABS(1-[.C78]/[.B78])" office:value-type="float" office:value="0.0213345446066626" calcext:value-type="float">
            <text:p>0.021334544606663</text:p>
          </table:table-cell>
          <table:table-cell table:number-columns-repeated="1019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17.31" calcext:value-type="float">
            <text:p>17.31</text:p>
          </table:table-cell>
          <table:table-cell table:style-name="ce2" table:formula="of:=0.000000000001*[.A79]^6+0.000000002*[.A79]^5+0.0000003*[.A79]^4+0.00003*[.A79]^3+0.0014*[.A79]^2+0.045*[.A79]+0.6007" office:value-type="float" office:value="17.674570861249" calcext:value-type="float">
            <text:p>17.674570861249</text:p>
          </table:table-cell>
          <table:table-cell table:style-name="ce2" table:formula="of:=[.B79]" office:value-type="float" office:value="17.31" calcext:value-type="float">
            <text:p>17.31</text:p>
          </table:table-cell>
          <table:table-cell table:formula="of:=ABS(1-[.C79]/[.B79])" office:value-type="float" office:value="0.0210612860340265" calcext:value-type="float">
            <text:p>0.021061286034027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8.15" calcext:value-type="float">
            <text:p>18.15</text:p>
          </table:table-cell>
          <table:table-cell table:style-name="ce2" table:formula="of:=0.000000000001*[.A80]^6+0.000000002*[.A80]^5+0.0000003*[.A80]^4+0.00003*[.A80]^3+0.0014*[.A80]^2+0.045*[.A80]+0.6007" office:value-type="float" office:value="18.519391028544" calcext:value-type="float">
            <text:p>18.519391028544</text:p>
          </table:table-cell>
          <table:table-cell/>
          <table:table-cell table:formula="of:=ABS(1-[.C80]/[.B80])" office:value-type="float" office:value="0.0203521227847934" calcext:value-type="float">
            <text:p>0.020352122784793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9.01" calcext:value-type="float">
            <text:p>19.01</text:p>
          </table:table-cell>
          <table:table-cell table:style-name="ce2" table:formula="of:=0.000000000001*[.A81]^6+0.000000002*[.A81]^5+0.0000003*[.A81]^4+0.00003*[.A81]^3+0.0014*[.A81]^2+0.045*[.A81]+0.6007" office:value-type="float" office:value="19.397707431641" calcext:value-type="float">
            <text:p>19.397707431641</text:p>
          </table:table-cell>
          <table:table-cell/>
          <table:table-cell table:formula="of:=ABS(1-[.C81]/[.B81])" office:value-type="float" office:value="0.0203949201284059" calcext:value-type="float">
            <text:p>0.020394920128406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9.92" calcext:value-type="float">
            <text:p>19.92</text:p>
          </table:table-cell>
          <table:table-cell table:style-name="ce2" table:formula="of:=0.000000000001*[.A82]^6+0.000000002*[.A82]^5+0.0000003*[.A82]^4+0.00003*[.A82]^3+0.0014*[.A82]^2+0.045*[.A82]+0.6007" office:value-type="float" office:value="20.310556" calcext:value-type="float">
            <text:p>20.310556</text:p>
          </table:table-cell>
          <table:table-cell/>
          <table:table-cell table:formula="of:=ABS(1-[.C82]/[.B82])" office:value-type="float" office:value="0.0196062248995983" calcext:value-type="float">
            <text:p>0.019606224899598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.85" calcext:value-type="float">
            <text:p>20.85</text:p>
          </table:table-cell>
          <table:table-cell table:style-name="ce2" table:formula="of:=0.000000000001*[.A83]^6+0.000000002*[.A83]^5+0.0000003*[.A83]^4+0.00003*[.A83]^3+0.0014*[.A83]^2+0.045*[.A83]+0.6007" office:value-type="float" office:value="21.258995276361" calcext:value-type="float">
            <text:p>21.258995276361</text:p>
          </table:table-cell>
          <table:table-cell/>
          <table:table-cell table:formula="of:=ABS(1-[.C83]/[.B83])" office:value-type="float" office:value="0.019616080401007" calcext:value-type="float">
            <text:p>0.019616080401007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1.84" calcext:value-type="float">
            <text:p>21.84</text:p>
          </table:table-cell>
          <table:table-cell table:style-name="ce2" table:formula="of:=0.000000000001*[.A84]^6+0.000000002*[.A84]^5+0.0000003*[.A84]^4+0.00003*[.A84]^3+0.0014*[.A84]^2+0.045*[.A84]+0.6007" office:value-type="float" office:value="22.244106699584" calcext:value-type="float">
            <text:p>22.244106699584</text:p>
          </table:table-cell>
          <table:table-cell/>
          <table:table-cell table:formula="of:=ABS(1-[.C84]/[.B84])" office:value-type="float" office:value="0.0185030540102564" calcext:value-type="float">
            <text:p>0.018503054010257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2.85" calcext:value-type="float">
            <text:p>22.85</text:p>
          </table:table-cell>
          <table:table-cell table:style-name="ce2" table:formula="of:=0.000000000001*[.A85]^6+0.000000002*[.A85]^5+0.0000003*[.A85]^4+0.00003*[.A85]^3+0.0014*[.A85]^2+0.045*[.A85]+0.6007" office:value-type="float" office:value="23.266994888209" calcext:value-type="float">
            <text:p>23.266994888209</text:p>
          </table:table-cell>
          <table:table-cell/>
          <table:table-cell table:formula="of:=ABS(1-[.C85]/[.B85])" office:value-type="float" office:value="0.0182492292432821" calcext:value-type="float">
            <text:p>0.018249229243282</text:p>
          </table:table-cell>
          <table:table-cell table:number-columns-repeated="101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3.91" calcext:value-type="float">
            <text:p>23.91</text:p>
          </table:table-cell>
          <table:table-cell table:style-name="ce2" table:formula="of:=0.000000000001*[.A86]^6+0.000000002*[.A86]^5+0.0000003*[.A86]^4+0.00003*[.A86]^3+0.0014*[.A86]^2+0.045*[.A86]+0.6007" office:value-type="float" office:value="24.328787924736" calcext:value-type="float">
            <text:p>24.328787924736</text:p>
          </table:table-cell>
          <table:table-cell/>
          <table:table-cell table:formula="of:=ABS(1-[.C86]/[.B86])" office:value-type="float" office:value="0.0175151787844416" calcext:value-type="float">
            <text:p>0.017515178784442</text:p>
          </table:table-cell>
          <table:table-cell table:number-columns-repeated="1019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formula="of:=0.000000000001*[.A87]^6+0.000000002*[.A87]^5+0.0000003*[.A87]^4+0.00003*[.A87]^3+0.0014*[.A87]^2+0.045*[.A87]+0.6007" office:value-type="float" office:value="25.430637640625" calcext:value-type="float">
            <text:p>25.430637640625</text:p>
          </table:table-cell>
          <table:table-cell table:style-name="ce2" table:formula="of:=[.B87]" office:value-type="float" office:value="25" calcext:value-type="float">
            <text:p>25</text:p>
          </table:table-cell>
          <table:table-cell table:formula="of:=ABS(1-[.C87]/[.B87])" office:value-type="float" office:value="0.0172255056250001" calcext:value-type="float">
            <text:p>0.017225505625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6.15" calcext:value-type="float">
            <text:p>26.15</text:p>
          </table:table-cell>
          <table:table-cell table:style-name="ce2" table:formula="of:=0.000000000001*[.A88]^6+0.000000002*[.A88]^5+0.0000003*[.A88]^4+0.00003*[.A88]^3+0.0014*[.A88]^2+0.045*[.A88]+0.6007" office:value-type="float" office:value="26.573719902016" calcext:value-type="float">
            <text:p>26.573719902016</text:p>
          </table:table-cell>
          <table:table-cell/>
          <table:table-cell table:formula="of:=ABS(1-[.C88]/[.B88])" office:value-type="float" office:value="0.0162034379356022" calcext:value-type="float">
            <text:p>0.016203437935602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7.33" calcext:value-type="float">
            <text:p>27.33</text:p>
          </table:table-cell>
          <table:table-cell table:style-name="ce2" table:formula="of:=0.000000000001*[.A89]^6+0.000000002*[.A89]^5+0.0000003*[.A89]^4+0.00003*[.A89]^3+0.0014*[.A89]^2+0.045*[.A89]+0.6007" office:value-type="float" office:value="27.759234896169" calcext:value-type="float">
            <text:p>27.759234896169</text:p>
          </table:table-cell>
          <table:table-cell/>
          <table:table-cell table:formula="of:=ABS(1-[.C89]/[.B89])" office:value-type="float" office:value="0.015705631034358" calcext:value-type="float">
            <text:p>0.015705631034358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8.56" calcext:value-type="float">
            <text:p>28.56</text:p>
          </table:table-cell>
          <table:table-cell table:style-name="ce2" table:formula="of:=0.000000000001*[.A90]^6+0.000000002*[.A90]^5+0.0000003*[.A90]^4+0.00003*[.A90]^3+0.0014*[.A90]^2+0.045*[.A90]+0.6007" office:value-type="float" office:value="28.988407418624" calcext:value-type="float">
            <text:p>28.988407418624</text:p>
          </table:table-cell>
          <table:table-cell/>
          <table:table-cell table:formula="of:=ABS(1-[.C90]/[.B90])" office:value-type="float" office:value="0.0150002597557424" calcext:value-type="float">
            <text:p>0.015000259755742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9.83" calcext:value-type="float">
            <text:p>29.83</text:p>
          </table:table-cell>
          <table:table-cell table:style-name="ce2" table:formula="of:=0.000000000001*[.A91]^6+0.000000002*[.A91]^5+0.0000003*[.A91]^4+0.00003*[.A91]^3+0.0014*[.A91]^2+0.045*[.A91]+0.6007" office:value-type="float" office:value="30.262487161081" calcext:value-type="float">
            <text:p>30.262487161081</text:p>
          </table:table-cell>
          <table:table-cell/>
          <table:table-cell table:formula="of:=ABS(1-[.C91]/[.B91])" office:value-type="float" office:value="0.0144983962816294" calcext:value-type="float">
            <text:p>0.01449839628163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1.16" calcext:value-type="float">
            <text:p>31.16</text:p>
          </table:table-cell>
          <table:table-cell table:style-name="ce2" table:formula="of:=0.000000000001*[.A92]^6+0.000000002*[.A92]^5+0.0000003*[.A92]^4+0.00003*[.A92]^3+0.0014*[.A92]^2+0.045*[.A92]+0.6007" office:value-type="float" office:value="31.582749" calcext:value-type="float">
            <text:p>31.582749</text:p>
          </table:table-cell>
          <table:table-cell/>
          <table:table-cell table:formula="of:=ABS(1-[.C92]/[.B92])" office:value-type="float" office:value="0.0135670410783055" calcext:value-type="float">
            <text:p>0.013567041078306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2.52" calcext:value-type="float">
            <text:p>32.52</text:p>
          </table:table-cell>
          <table:table-cell table:style-name="ce2" table:formula="of:=0.000000000001*[.A93]^6+0.000000002*[.A93]^5+0.0000003*[.A93]^4+0.00003*[.A93]^3+0.0014*[.A93]^2+0.045*[.A93]+0.6007" office:value-type="float" office:value="32.950493285921" calcext:value-type="float">
            <text:p>32.950493285921</text:p>
          </table:table-cell>
          <table:table-cell/>
          <table:table-cell table:formula="of:=ABS(1-[.C93]/[.B93])" office:value-type="float" office:value="0.0132378009200798" calcext:value-type="float">
            <text:p>0.01323780092008</text:p>
          </table:table-cell>
          <table:table-cell table:number-columns-repeated="101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3.95" calcext:value-type="float">
            <text:p>33.95</text:p>
          </table:table-cell>
          <table:table-cell table:style-name="ce2" table:formula="of:=0.000000000001*[.A94]^6+0.000000002*[.A94]^5+0.0000003*[.A94]^4+0.00003*[.A94]^3+0.0014*[.A94]^2+0.045*[.A94]+0.6007" office:value-type="float" office:value="34.367046133504" calcext:value-type="float">
            <text:p>34.367046133504</text:p>
          </table:table-cell>
          <table:table-cell/>
          <table:table-cell table:formula="of:=ABS(1-[.C94]/[.B94])" office:value-type="float" office:value="0.0122841276437111" calcext:value-type="float">
            <text:p>0.012284127643711</text:p>
          </table:table-cell>
          <table:table-cell table:number-columns-repeated="1019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35.43" calcext:value-type="float">
            <text:p>35.43</text:p>
          </table:table-cell>
          <table:table-cell table:style-name="ce2" table:formula="of:=0.000000000001*[.A95]^6+0.000000002*[.A95]^5+0.0000003*[.A95]^4+0.00003*[.A95]^3+0.0014*[.A95]^2+0.045*[.A95]+0.6007" office:value-type="float" office:value="35.833759712289" calcext:value-type="float">
            <text:p>35.833759712289</text:p>
          </table:table-cell>
          <table:table-cell table:style-name="ce2" table:formula="of:=[.B95]" office:value-type="float" office:value="35.43" calcext:value-type="float">
            <text:p>35.43</text:p>
          </table:table-cell>
          <table:table-cell table:formula="of:=ABS(1-[.C95]/[.B95])" office:value-type="float" office:value="0.0113959839765454" calcext:value-type="float">
            <text:p>0.011395983976545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6.96" calcext:value-type="float">
            <text:p>36.96</text:p>
          </table:table-cell>
          <table:table-cell table:style-name="ce2" table:formula="of:=0.000000000001*[.A96]^6+0.000000002*[.A96]^5+0.0000003*[.A96]^4+0.00003*[.A96]^3+0.0014*[.A96]^2+0.045*[.A96]+0.6007" office:value-type="float" office:value="37.352012538176" calcext:value-type="float">
            <text:p>37.352012538176</text:p>
          </table:table-cell>
          <table:table-cell/>
          <table:table-cell table:formula="of:=ABS(1-[.C96]/[.B96])" office:value-type="float" office:value="0.0106063998424242" calcext:value-type="float">
            <text:p>0.010606399842424</text:p>
          </table:table-cell>
          <table:table-cell table:number-columns-repeated="101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8.55" calcext:value-type="float">
            <text:p>38.55</text:p>
          </table:table-cell>
          <table:table-cell table:style-name="ce2" table:formula="of:=0.000000000001*[.A97]^6+0.000000002*[.A97]^5+0.0000003*[.A97]^4+0.00003*[.A97]^3+0.0014*[.A97]^2+0.045*[.A97]+0.6007" office:value-type="float" office:value="38.923209765625" calcext:value-type="float">
            <text:p>38.923209765625</text:p>
          </table:table-cell>
          <table:table-cell/>
          <table:table-cell table:formula="of:=ABS(1-[.C97]/[.B97])" office:value-type="float" office:value="0.00968118717574584" calcext:value-type="float">
            <text:p>0.009681187175746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0.19" calcext:value-type="float">
            <text:p>40.19</text:p>
          </table:table-cell>
          <table:table-cell table:style-name="ce2" table:formula="of:=0.000000000001*[.A98]^6+0.000000002*[.A98]^5+0.0000003*[.A98]^4+0.00003*[.A98]^3+0.0014*[.A98]^2+0.045*[.A98]+0.6007" office:value-type="float" office:value="40.548783480576" calcext:value-type="float">
            <text:p>40.548783480576</text:p>
          </table:table-cell>
          <table:table-cell/>
          <table:table-cell table:formula="of:=ABS(1-[.C98]/[.B98])" office:value-type="float" office:value="0.00892718289564565" calcext:value-type="float">
            <text:p>0.008927182895646</text:p>
          </table:table-cell>
          <table:table-cell table:number-columns-repeated="101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1.88" calcext:value-type="float">
            <text:p>41.88</text:p>
          </table:table-cell>
          <table:table-cell table:style-name="ce2" table:formula="of:=0.000000000001*[.A99]^6+0.000000002*[.A99]^5+0.0000003*[.A99]^4+0.00003*[.A99]^3+0.0014*[.A99]^2+0.045*[.A99]+0.6007" office:value-type="float" office:value="42.230192994089" calcext:value-type="float">
            <text:p>42.230192994089</text:p>
          </table:table-cell>
          <table:table-cell/>
          <table:table-cell table:formula="of:=ABS(1-[.C99]/[.B99])" office:value-type="float" office:value="0.00836181934309921" calcext:value-type="float">
            <text:p>0.008361819343099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3.64" calcext:value-type="float">
            <text:p>43.64</text:p>
          </table:table-cell>
          <table:table-cell table:style-name="ce2" table:formula="of:=0.000000000001*[.A100]^6+0.000000002*[.A100]^5+0.0000003*[.A100]^4+0.00003*[.A100]^3+0.0014*[.A100]^2+0.045*[.A100]+0.6007" office:value-type="float" office:value="43.968925136704" calcext:value-type="float">
            <text:p>43.968925136704</text:p>
          </table:table-cell>
          <table:table-cell/>
          <table:table-cell table:formula="of:=ABS(1-[.C100]/[.B100])" office:value-type="float" office:value="0.00753723961283237" calcext:value-type="float">
            <text:p>0.007537239612832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5.47" calcext:value-type="float">
            <text:p>45.47</text:p>
          </table:table-cell>
          <table:table-cell table:style-name="ce2" table:formula="of:=0.000000000001*[.A101]^6+0.000000002*[.A101]^5+0.0000003*[.A101]^4+0.00003*[.A101]^3+0.0014*[.A101]^2+0.045*[.A101]+0.6007" office:value-type="float" office:value="45.766494553521" calcext:value-type="float">
            <text:p>45.766494553521</text:p>
          </table:table-cell>
          <table:table-cell/>
          <table:table-cell table:formula="of:=ABS(1-[.C101]/[.B101])" office:value-type="float" office:value="0.00652066315199029" calcext:value-type="float">
            <text:p>0.00652066315199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.35" calcext:value-type="float">
            <text:p>47.35</text:p>
          </table:table-cell>
          <table:table-cell table:style-name="ce2" table:formula="of:=0.000000000001*[.A102]^6+0.000000002*[.A102]^5+0.0000003*[.A102]^4+0.00003*[.A102]^3+0.0014*[.A102]^2+0.045*[.A102]+0.6007" office:value-type="float" office:value="47.624444" calcext:value-type="float">
            <text:p>47.624444</text:p>
          </table:table-cell>
          <table:table-cell/>
          <table:table-cell table:formula="of:=ABS(1-[.C102]/[.B102])" office:value-type="float" office:value="0.00579607180570219" calcext:value-type="float">
            <text:p>0.005796071805702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9.29" calcext:value-type="float">
            <text:p>49.29</text:p>
          </table:table-cell>
          <table:table-cell table:style-name="ce2" table:formula="of:=0.000000000001*[.A103]^6+0.000000002*[.A103]^5+0.0000003*[.A103]^4+0.00003*[.A103]^3+0.0014*[.A103]^2+0.045*[.A103]+0.6007" office:value-type="float" office:value="49.544344638481" calcext:value-type="float">
            <text:p>49.544344638481</text:p>
          </table:table-cell>
          <table:table-cell/>
          <table:table-cell table:formula="of:=ABS(1-[.C103]/[.B103])" office:value-type="float" office:value="0.00516016714305145" calcext:value-type="float">
            <text:p>0.005160167143051</text:p>
          </table:table-cell>
          <table:table-cell table:number-columns-repeated="1019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51.32" calcext:value-type="float">
            <text:p>51.32</text:p>
          </table:table-cell>
          <table:table-cell table:style-name="ce2" table:formula="of:=0.000000000001*[.A104]^6+0.000000002*[.A104]^5+0.0000003*[.A104]^4+0.00003*[.A104]^3+0.0014*[.A104]^2+0.045*[.A104]+0.6007" office:value-type="float" office:value="51.527796335424" calcext:value-type="float">
            <text:p>51.527796335424</text:p>
          </table:table-cell>
          <table:table-cell table:style-name="ce2" table:formula="of:=[.B104]" office:value-type="float" office:value="51.32" calcext:value-type="float">
            <text:p>51.32</text:p>
          </table:table-cell>
          <table:table-cell table:formula="of:=ABS(1-[.C104]/[.B104])" office:value-type="float" office:value="0.00404903225689779" calcext:value-type="float">
            <text:p>0.004049032256898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3.41" calcext:value-type="float">
            <text:p>53.41</text:p>
          </table:table-cell>
          <table:table-cell table:style-name="ce2" table:formula="of:=0.000000000001*[.A105]^6+0.000000002*[.A105]^5+0.0000003*[.A105]^4+0.00003*[.A105]^3+0.0014*[.A105]^2+0.045*[.A105]+0.6007" office:value-type="float" office:value="53.576427959369" calcext:value-type="float">
            <text:p>53.576427959369</text:p>
          </table:table-cell>
          <table:table-cell/>
          <table:table-cell table:formula="of:=ABS(1-[.C105]/[.B105])" office:value-type="float" office:value="0.00311604492359119" calcext:value-type="float">
            <text:p>0.003116044923591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5.57" calcext:value-type="float">
            <text:p>55.57</text:p>
          </table:table-cell>
          <table:table-cell table:style-name="ce2" table:formula="of:=0.000000000001*[.A106]^6+0.000000002*[.A106]^5+0.0000003*[.A106]^4+0.00003*[.A106]^3+0.0014*[.A106]^2+0.045*[.A106]+0.6007" office:value-type="float" office:value="55.691897679616" calcext:value-type="float">
            <text:p>55.691897679616</text:p>
          </table:table-cell>
          <table:table-cell/>
          <table:table-cell table:formula="of:=ABS(1-[.C106]/[.B106])" office:value-type="float" office:value="0.00219358790023394" calcext:value-type="float">
            <text:p>0.002193587900234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7.81" calcext:value-type="float">
            <text:p>57.81</text:p>
          </table:table-cell>
          <table:table-cell table:style-name="ce2" table:formula="of:=0.000000000001*[.A107]^6+0.000000002*[.A107]^5+0.0000003*[.A107]^4+0.00003*[.A107]^3+0.0014*[.A107]^2+0.045*[.A107]+0.6007" office:value-type="float" office:value="57.875893265625" calcext:value-type="float">
            <text:p>57.875893265625</text:p>
          </table:table-cell>
          <table:table-cell/>
          <table:table-cell table:formula="of:=ABS(1-[.C107]/[.B107])" office:value-type="float" office:value="0.00113982469512197" calcext:value-type="float">
            <text:p>0.001139824695122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0.12" calcext:value-type="float">
            <text:p>60.12</text:p>
          </table:table-cell>
          <table:table-cell table:style-name="ce2" table:formula="of:=0.000000000001*[.A108]^6+0.000000002*[.A108]^5+0.0000003*[.A108]^4+0.00003*[.A108]^3+0.0014*[.A108]^2+0.045*[.A108]+0.6007" office:value-type="float" office:value="60.130132387136" calcext:value-type="float">
            <text:p>60.130132387136</text:p>
          </table:table-cell>
          <table:table-cell/>
          <table:table-cell table:formula="of:=ABS(1-[.C108]/[.B108])" office:value-type="float" office:value="0.000168536046839751" calcext:value-type="float">
            <text:p>0.00016853604684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2.49" calcext:value-type="float">
            <text:p>62.49</text:p>
          </table:table-cell>
          <table:table-cell table:style-name="ce2" table:formula="of:=0.000000000001*[.A109]^6+0.000000002*[.A109]^5+0.0000003*[.A109]^4+0.00003*[.A109]^3+0.0014*[.A109]^2+0.045*[.A109]+0.6007" office:value-type="float" office:value="62.456362915009" calcext:value-type="float">
            <text:p>62.456362915009</text:p>
          </table:table-cell>
          <table:table-cell/>
          <table:table-cell table:formula="of:=ABS(1-[.C109]/[.B109])" office:value-type="float" office:value="0.000538279484573523" calcext:value-type="float">
            <text:p>0.000538279484574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4.95" calcext:value-type="float">
            <text:p>64.95</text:p>
          </table:table-cell>
          <table:table-cell table:style-name="ce2" table:formula="of:=0.000000000001*[.A110]^6+0.000000002*[.A110]^5+0.0000003*[.A110]^4+0.00003*[.A110]^3+0.0014*[.A110]^2+0.045*[.A110]+0.6007" office:value-type="float" office:value="64.856363222784" calcext:value-type="float">
            <text:p>64.856363222784</text:p>
          </table:table-cell>
          <table:table-cell/>
          <table:table-cell table:formula="of:=ABS(1-[.C110]/[.B110])" office:value-type="float" office:value="0.00144167478392621" calcext:value-type="float">
            <text:p>0.001441674783926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7.48" calcext:value-type="float">
            <text:p>67.48</text:p>
          </table:table-cell>
          <table:table-cell table:style-name="ce2" table:formula="of:=0.000000000001*[.A111]^6+0.000000002*[.A111]^5+0.0000003*[.A111]^4+0.00003*[.A111]^3+0.0014*[.A111]^2+0.045*[.A111]+0.6007" office:value-type="float" office:value="67.331942488961" calcext:value-type="float">
            <text:p>67.331942488961</text:p>
          </table:table-cell>
          <table:table-cell/>
          <table:table-cell table:formula="of:=ABS(1-[.C111]/[.B111])" office:value-type="float" office:value="0.00219409471012155" calcext:value-type="float">
            <text:p>0.002194094710122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0.1" calcext:value-type="float">
            <text:p>70.1</text:p>
          </table:table-cell>
          <table:table-cell table:style-name="ce2" table:formula="of:=0.000000000001*[.A112]^6+0.000000002*[.A112]^5+0.0000003*[.A112]^4+0.00003*[.A112]^3+0.0014*[.A112]^2+0.045*[.A112]+0.6007" office:value-type="float" office:value="69.884941" calcext:value-type="float">
            <text:p>69.884941</text:p>
          </table:table-cell>
          <table:table-cell/>
          <table:table-cell table:formula="of:=ABS(1-[.C112]/[.B112])" office:value-type="float" office:value="0.0030678887303851" calcext:value-type="float">
            <text:p>0.003067888730385</text:p>
          </table:table-cell>
          <table:table-cell table:number-columns-repeated="1019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72.81" calcext:value-type="float">
            <text:p>72.81</text:p>
          </table:table-cell>
          <table:table-cell table:style-name="ce2" table:formula="of:=0.000000000001*[.A113]^6+0.000000002*[.A113]^5+0.0000003*[.A113]^4+0.00003*[.A113]^3+0.0014*[.A113]^2+0.045*[.A113]+0.6007" office:value-type="float" office:value="72.517230454041" calcext:value-type="float">
            <text:p>72.517230454041</text:p>
          </table:table-cell>
          <table:table-cell table:style-name="ce2" table:formula="of:=[.B113]" office:value-type="float" office:value="72.81" calcext:value-type="float">
            <text:p>72.81</text:p>
          </table:table-cell>
          <table:table-cell table:formula="of:=ABS(1-[.C113]/[.B113])" office:value-type="float" office:value="0.00402100736106315" calcext:value-type="float">
            <text:p>0.004021007361063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5.6" calcext:value-type="float">
            <text:p>75.6</text:p>
          </table:table-cell>
          <table:table-cell table:style-name="ce2" table:formula="of:=0.000000000001*[.A114]^6+0.000000002*[.A114]^5+0.0000003*[.A114]^4+0.00003*[.A114]^3+0.0014*[.A114]^2+0.045*[.A114]+0.6007" office:value-type="float" office:value="75.230714265344" calcext:value-type="float">
            <text:p>75.230714265344</text:p>
          </table:table-cell>
          <table:table-cell/>
          <table:table-cell table:formula="of:=ABS(1-[.C114]/[.B114])" office:value-type="float" office:value="0.00488473193989403" calcext:value-type="float">
            <text:p>0.004884731939894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8.48" calcext:value-type="float">
            <text:p>78.48</text:p>
          </table:table-cell>
          <table:table-cell table:style-name="ce2" table:formula="of:=0.000000000001*[.A115]^6+0.000000002*[.A115]^5+0.0000003*[.A115]^4+0.00003*[.A115]^3+0.0014*[.A115]^2+0.045*[.A115]+0.6007" office:value-type="float" office:value="78.027327869449" calcext:value-type="float">
            <text:p>78.027327869449</text:p>
          </table:table-cell>
          <table:table-cell/>
          <table:table-cell table:formula="of:=ABS(1-[.C115]/[.B115])" office:value-type="float" office:value="0.00576799350855006" calcext:value-type="float">
            <text:p>0.00576799350855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1.45" calcext:value-type="float">
            <text:p>81.45</text:p>
          </table:table-cell>
          <table:table-cell table:style-name="ce2" table:formula="of:=0.000000000001*[.A116]^6+0.000000002*[.A116]^5+0.0000003*[.A116]^4+0.00003*[.A116]^3+0.0014*[.A116]^2+0.045*[.A116]+0.6007" office:value-type="float" office:value="80.909039029056" calcext:value-type="float">
            <text:p>80.909039029056</text:p>
          </table:table-cell>
          <table:table-cell/>
          <table:table-cell table:formula="of:=ABS(1-[.C116]/[.B116])" office:value-type="float" office:value="0.00664163254688766" calcext:value-type="float">
            <text:p>0.006641632546888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4.52" calcext:value-type="float">
            <text:p>84.52</text:p>
          </table:table-cell>
          <table:table-cell table:style-name="ce2" table:formula="of:=0.000000000001*[.A117]^6+0.000000002*[.A117]^5+0.0000003*[.A117]^4+0.00003*[.A117]^3+0.0014*[.A117]^2+0.045*[.A117]+0.6007" office:value-type="float" office:value="83.877848140625" calcext:value-type="float">
            <text:p>83.877848140625</text:p>
          </table:table-cell>
          <table:table-cell/>
          <table:table-cell table:formula="of:=ABS(1-[.C117]/[.B117])" office:value-type="float" office:value="0.00759763203235908" calcext:value-type="float">
            <text:p>0.007597632032359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7.68" calcext:value-type="float">
            <text:p>87.68</text:p>
          </table:table-cell>
          <table:table-cell table:style-name="ce2" table:formula="of:=0.000000000001*[.A118]^6+0.000000002*[.A118]^5+0.0000003*[.A118]^4+0.00003*[.A118]^3+0.0014*[.A118]^2+0.045*[.A118]+0.6007" office:value-type="float" office:value="86.935788541696" calcext:value-type="float">
            <text:p>86.935788541696</text:p>
          </table:table-cell>
          <table:table-cell/>
          <table:table-cell table:formula="of:=ABS(1-[.C118]/[.B118])" office:value-type="float" office:value="0.00848781316496361" calcext:value-type="float">
            <text:p>0.008487813164964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0.94" calcext:value-type="float">
            <text:p>90.94</text:p>
          </table:table-cell>
          <table:table-cell table:style-name="ce2" table:formula="of:=0.000000000001*[.A119]^6+0.000000002*[.A119]^5+0.0000003*[.A119]^4+0.00003*[.A119]^3+0.0014*[.A119]^2+0.045*[.A119]+0.6007" office:value-type="float" office:value="90.084926818929" calcext:value-type="float">
            <text:p>90.084926818929</text:p>
          </table:table-cell>
          <table:table-cell/>
          <table:table-cell table:formula="of:=ABS(1-[.C119]/[.B119])" office:value-type="float" office:value="0.00940260810502524" calcext:value-type="float">
            <text:p>0.009402608105025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4.3" calcext:value-type="float">
            <text:p>94.3</text:p>
          </table:table-cell>
          <table:table-cell table:style-name="ce2" table:formula="of:=0.000000000001*[.A120]^6+0.000000002*[.A120]^5+0.0000003*[.A120]^4+0.00003*[.A120]^3+0.0014*[.A120]^2+0.045*[.A120]+0.6007" office:value-type="float" office:value="93.327363116864" calcext:value-type="float">
            <text:p>93.327363116864</text:p>
          </table:table-cell>
          <table:table-cell/>
          <table:table-cell table:formula="of:=ABS(1-[.C120]/[.B120])" office:value-type="float" office:value="0.0103142829600847" calcext:value-type="float">
            <text:p>0.010314282960085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7.76" calcext:value-type="float">
            <text:p>97.76</text:p>
          </table:table-cell>
          <table:table-cell table:style-name="ce2" table:formula="of:=0.000000000001*[.A121]^6+0.000000002*[.A121]^5+0.0000003*[.A121]^4+0.00003*[.A121]^3+0.0014*[.A121]^2+0.045*[.A121]+0.6007" office:value-type="float" office:value="96.665231447401" calcext:value-type="float">
            <text:p>96.665231447401</text:p>
          </table:table-cell>
          <table:table-cell/>
          <table:table-cell table:formula="of:=ABS(1-[.C121]/[.B121])" office:value-type="float" office:value="0.0111985326575185" calcext:value-type="float">
            <text:p>0.011198532657519</text:p>
          </table:table-cell>
          <table:table-cell table:number-columns-repeated="1019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1.33" calcext:value-type="float">
            <text:p>101.33</text:p>
          </table:table-cell>
          <table:table-cell table:style-name="ce2" table:formula="of:=0.000000000001*[.A122]^6+0.000000002*[.A122]^5+0.0000003*[.A122]^4+0.00003*[.A122]^3+0.0014*[.A122]^2+0.045*[.A122]+0.6007" office:value-type="float" office:value="100.1007" calcext:value-type="float">
            <text:p>100.1007</text:p>
          </table:table-cell>
          <table:table-cell table:style-name="ce2" table:formula="of:=[.B122]" office:value-type="float" office:value="101.33" calcext:value-type="float">
            <text:p>101.33</text:p>
          </table:table-cell>
          <table:table-cell table:formula="of:=ABS(1-[.C122]/[.B122])" office:value-type="float" office:value="0.0121316490674035" calcext:value-type="float">
            <text:p>0.012131649067404</text:p>
          </table:table-cell>
          <table:table-cell table:number-columns-repeated="1019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loext:min-decimal-places="0" number:min-integer-digits="1" number:grouping="true"/>
      <number:text>₴</number:text>
    </number:number-style>
    <number:number-style style:name="N122">
      <number:text>-</number:text>
      <number:number number:decimal-places="0" loext:min-decimal-places="0" number:min-integer-digits="1" number:grouping="true"/>
      <number:text>₴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  <number:text>₴</number:text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number:text>₴</number:text>
      <style:map style:condition="value()&gt;=0" style:apply-style-name="N123P0"/>
    </number:number-style>
    <number:number-style style:name="N125P0" style:volatile="true">
      <number:number number:decimal-places="2" loext:min-decimal-places="2" number:min-integer-digits="1" number:grouping="true"/>
      <number:text>₴</number:text>
    </number:number-style>
    <number:number-style style:name="N125">
      <number:text>-</number:text>
      <number:number number:decimal-places="2" loext:min-decimal-places="2" number:min-integer-digits="1" number:grouping="true"/>
      <number:text>₴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₴</number:text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number:text>₴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  </number:text>
    </number:number-style>
    <number:number-style style:name="N130P1" style:volatile="true">
      <loext:text>-</loext:text>
      <loext:fill-character> </loext:fill-character>
      <number:number number:decimal-places="0" loext:min-decimal-places="0" number:min-integer-digits="1" number:grouping="true"/>
      <number:text>   </number:text>
    </number:number-style>
    <number:number-style style:name="N130P2" style:volatile="true">
      <loext:text> </loext:text>
      <loext:fill-character> </loext:fill-character>
      <number:text>-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0" loext:min-decimal-places="0" number:min-integer-digits="1" number:grouping="true"/>
      <number:text>₴ </number:text>
    </number:number-style>
    <number:number-style style:name="N134P1" style:volatile="true">
      <loext:text>-</loext:text>
      <loext:fill-character> </loext:fill-character>
      <number:number number:decimal-places="0" loext:min-decimal-places="0" number:min-integer-digits="1" number:grouping="true"/>
      <number:text>₴ </number:text>
    </number:number-style>
    <number:number-style style:name="N134P2" style:volatile="true">
      <loext:text> </loext:text>
      <loext:fill-character> </loext:fill-character>
      <number:text>-₴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  </number:text>
    </number:number-style>
    <number:number-style style:name="N138P1" style:volatile="true">
      <loext:text>-</loext:text>
      <loext:fill-character> </loext:fill-character>
      <number:number number:decimal-places="2" loext:min-decimal-places="2" number:min-integer-digits="1" number:grouping="true"/>
      <number:text>  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2" loext:min-decimal-places="2" number:min-integer-digits="1" number:grouping="true"/>
      <number:text>₴ </number:text>
    </number:number-style>
    <number:number-style style:name="N142P1" style:volatile="true">
      <loext:text>-</loext:text>
      <loext:fill-character> </loext:fill-character>
      <number:number number:decimal-places="2" loext:min-decimal-places="2" number:min-integer-digits="1" number:grouping="true"/>
      <number:text>₴ 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₴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scale-to="10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30">00/00/0000</text:date>, <text:time style:data-style-name="N2" text:time-value="12:24:00.7477409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30T12:24:14.084180993</dc:date>
    <meta:editing-duration>PT3M23S</meta:editing-duration>
    <meta:editing-cycles>2</meta:editing-cycles>
    <meta:generator>LibreOffice/5.4.5.1$Linux_X86_64 LibreOffice_project/40m0$Build-1</meta:generator>
    <meta:document-statistic meta:table-count="1" meta:cell-count="51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4c4c4c"/>
    </style:style>
    <style:style style:name="ch2" style:family="chart">
      <style:chart-properties chart:symbol-type="automatic" chart:include-hidden-cells="false" chart:treat-empty-cells="ignor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tick-mark-position="at-axis"/>
      <style:graphic-properties svg:stroke-color="#b3b3b3"/>
      <style:text-properties fo:color="#000000" fo:font-family="Arial"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46cm" chart:symbol-height="0.246cm" chart:link-data-style-to-source="true"/>
      <style:graphic-properties draw:stroke="none" svg:stroke-color="#004586" draw:fill-color="#004586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46cm" chart:symbol-height="0.246cm" chart:link-data-style-to-source="true"/>
      <style:graphic-properties draw:stroke="none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000000"/>
    </style:style>
    <style:style style:name="ch8" style:family="chart">
      <style:graphic-properties draw:fill-color="#d9d9d9"/>
    </style:style>
  </office:automatic-styles>
  <office:body>
    <office:chart>
      <chart:chart svg:width="16.068cm" svg:height="7.858cm" xlink:href=".." xlink:type="simple" chart:class="chart:scatter" chart:style-name="ch1">
        <chart:plot-area chart:style-name="ch2" table:cell-range-address="Sheet1.A2:Sheet1.C122 Sheet1.B1:Sheet1.C1" chart:data-source-has-labels="row" svg:x="0.526cm" svg:y="0.506cm" svg:width="15.268cm" svg:height="7.097cm">
          <chartooo:coordinate-region svg:x="0.764cm" svg:y="0.705cm" svg:width="14.75cm" svg:height="6.251cm"/>
          <chart:axis chart:dimension="x" chart:name="primary-x" chart:style-name="ch3">
            <chart:grid chart:style-name="ch4" chart:class="major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1.B2:Sheet1.B122" chart:label-cell-address="Sheet1.B1:Sheet1.B1" chart:class="chart:scatter">
            <chart:domain table:cell-range-address="Sheet1.A2:Sheet1.A122"/>
            <chart:data-point chart:repeated="121"/>
          </chart:series>
          <chart:series chart:style-name="ch6" chart:values-cell-range-address="Sheet1.C2:Sheet1.C122" chart:label-cell-address="Sheet1.C1:Sheet1.C1" chart:class="chart:scatter">
            <chart:data-point chart:repeated="1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(kPa)</text:p>
                <draw:g>
                  <svg:desc>Sheet1.B1:Sheet1.B1</svg:desc>
                </draw:g>
              </table:table-cell>
              <table:table-cell office:value-type="string">
                <text:p>p(theor)(kPa)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0">
                <text:p>-20</text:p>
                <draw:g>
                  <svg:desc>Sheet1.A2:Sheet1.A122</svg:desc>
                </draw:g>
              </table:table-cell>
              <table:table-cell office:value-type="float" office:value="0.1">
                <text:p>0.1</text:p>
                <draw:g>
                  <svg:desc>Sheet1.B2:Sheet1.B122</svg:desc>
                </draw:g>
              </table:table-cell>
              <table:table-cell office:value-type="float" office:value="0.0623640000000001">
                <text:p>0.0623640000000001</text:p>
                <draw:g>
                  <svg:desc>Sheet1.C2:Sheet1.C1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9">
                <text:p>-19</text:p>
              </table:table-cell>
              <table:table-cell office:value-type="float" office:value="0.11">
                <text:p>0.11</text:p>
              </table:table-cell>
              <table:table-cell office:value-type="float" office:value="0.079521147881">
                <text:p>0.0795211478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8">
                <text:p>-18</text:p>
              </table:table-cell>
              <table:table-cell office:value-type="float" office:value="0.12">
                <text:p>0.12</text:p>
              </table:table-cell>
              <table:table-cell office:value-type="float" office:value="0.0970876762240001">
                <text:p>0.0970876762240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7">
                <text:p>-17</text:p>
              </table:table-cell>
              <table:table-cell office:value-type="float" office:value="0.14">
                <text:p>0.14</text:p>
              </table:table-cell>
              <table:table-cell office:value-type="float" office:value="0.115150723569">
                <text:p>0.1151507235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6">
                <text:p>-16</text:p>
              </table:table-cell>
              <table:table-cell office:value-type="float" office:value="0.15">
                <text:p>0.15</text:p>
              </table:table-cell>
              <table:table-cell office:value-type="float" office:value="0.133800425216">
                <text:p>0.1338004252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5">
                <text:p>-15</text:p>
              </table:table-cell>
              <table:table-cell office:value-type="float" office:value="0.17">
                <text:p>0.17</text:p>
              </table:table-cell>
              <table:table-cell office:value-type="float" office:value="0.153130140625">
                <text:p>0.153130140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4">
                <text:p>-14</text:p>
              </table:table-cell>
              <table:table-cell office:value-type="float" office:value="0.18">
                <text:p>0.18</text:p>
              </table:table-cell>
              <table:table-cell office:value-type="float" office:value="0.173236681536">
                <text:p>0.1732366815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3">
                <text:p>-13</text:p>
              </table:table-cell>
              <table:table-cell office:value-type="float" office:value="0.2">
                <text:p>0.2</text:p>
              </table:table-cell>
              <table:table-cell office:value-type="float" office:value="0.194220540809">
                <text:p>0.1942205408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2">
                <text:p>-12</text:p>
              </table:table-cell>
              <table:table-cell office:value-type="float" office:value="0.22">
                <text:p>0.22</text:p>
              </table:table-cell>
              <table:table-cell office:value-type="float" office:value="0.216186121984">
                <text:p>0.2161861219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0.24">
                <text:p>0.24</text:p>
              </table:table-cell>
              <table:table-cell office:value-type="float" office:value="0.239241969561">
                <text:p>0.2392419695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0">
                <text:p>-10</text:p>
              </table:table-cell>
              <table:table-cell office:value-type="float" office:value="0.26">
                <text:p>0.26</text:p>
              </table:table-cell>
              <table:table-cell office:value-type="float" office:value="0.263501">
                <text:p>0.2635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9">
                <text:p>-9</text:p>
              </table:table-cell>
              <table:table-cell office:value-type="float" office:value="0.28">
                <text:p>0.28</text:p>
              </table:table-cell>
              <table:table-cell office:value-type="float" office:value="0.289080733441">
                <text:p>0.2890807334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">
                <text:p>-8</text:p>
              </table:table-cell>
              <table:table-cell office:value-type="float" office:value="0.31">
                <text:p>0.31</text:p>
              </table:table-cell>
              <table:table-cell office:value-type="float" office:value="0.316103526144">
                <text:p>0.3161035261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7">
                <text:p>-7</text:p>
              </table:table-cell>
              <table:table-cell office:value-type="float" office:value="0.34">
                <text:p>0.34</text:p>
              </table:table-cell>
              <table:table-cell office:value-type="float" office:value="0.344696803649">
                <text:p>0.3446968036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6">
                <text:p>-6</text:p>
              </table:table-cell>
              <table:table-cell office:value-type="float" office:value="0.37">
                <text:p>0.37</text:p>
              </table:table-cell>
              <table:table-cell office:value-type="float" office:value="0.374993294656">
                <text:p>0.3749932946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5">
                <text:p>-5</text:p>
              </table:table-cell>
              <table:table-cell office:value-type="float" office:value="0.4">
                <text:p>0.4</text:p>
              </table:table-cell>
              <table:table-cell office:value-type="float" office:value="0.407131265625">
                <text:p>0.407131265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4">
                <text:p>-4</text:p>
              </table:table-cell>
              <table:table-cell office:value-type="float" office:value="0.44">
                <text:p>0.44</text:p>
              </table:table-cell>
              <table:table-cell office:value-type="float" office:value="0.441254756096">
                <text:p>0.4412547560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">
                <text:p>-3</text:p>
              </table:table-cell>
              <table:table-cell office:value-type="float" office:value="0.48">
                <text:p>0.48</text:p>
              </table:table-cell>
              <table:table-cell office:value-type="float" office:value="0.477513814729">
                <text:p>0.4775138147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">
                <text:p>-2</text:p>
              </table:table-cell>
              <table:table-cell office:value-type="float" office:value="0.52">
                <text:p>0.52</text:p>
              </table:table-cell>
              <table:table-cell office:value-type="float" office:value="0.516064736064">
                <text:p>0.5160647360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">
                <text:p>-1</text:p>
              </table:table-cell>
              <table:table-cell office:value-type="float" office:value="0.56">
                <text:p>0.56</text:p>
              </table:table-cell>
              <table:table-cell office:value-type="float" office:value="0.557070298001">
                <text:p>0.5570702980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.61">
                <text:p>0.61</text:p>
              </table:table-cell>
              <table:table-cell office:value-type="float" office:value="0.6007">
                <text:p>0.60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0.66">
                <text:p>0.66</text:p>
              </table:table-cell>
              <table:table-cell office:value-type="float" office:value="0.647130302001">
                <text:p>0.6471303020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0.71">
                <text:p>0.71</text:p>
              </table:table-cell>
              <table:table-cell office:value-type="float" office:value="0.696544864064">
                <text:p>0.6965448640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0.76">
                <text:p>0.76</text:p>
              </table:table-cell>
              <table:table-cell office:value-type="float" office:value="0.749134786729">
                <text:p>0.7491347867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0.81">
                <text:p>0.81</text:p>
              </table:table-cell>
              <table:table-cell office:value-type="float" office:value="0.805098852096">
                <text:p>0.8050988520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">
                <text:p>5</text:p>
              </table:table-cell>
              <table:table-cell office:value-type="float" office:value="0.87">
                <text:p>0.87</text:p>
              </table:table-cell>
              <table:table-cell office:value-type="float" office:value="0.864643765625">
                <text:p>0.8646437656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">
                <text:p>6</text:p>
              </table:table-cell>
              <table:table-cell office:value-type="float" office:value="0.93">
                <text:p>0.93</text:p>
              </table:table-cell>
              <table:table-cell office:value-type="float" office:value="0.927984398656">
                <text:p>0.9279843986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.995344031649">
                <text:p>0.9953440316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">
                <text:p>8</text:p>
              </table:table-cell>
              <table:table-cell office:value-type="float" office:value="1.07">
                <text:p>1.07</text:p>
              </table:table-cell>
              <table:table-cell office:value-type="float" office:value="1.066954598144">
                <text:p>1.0669545981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">
                <text:p>9</text:p>
              </table:table-cell>
              <table:table-cell office:value-type="float" office:value="1.15">
                <text:p>1.15</text:p>
              </table:table-cell>
              <table:table-cell office:value-type="float" office:value="1.143056929441">
                <text:p>1.1430569294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">
                <text:p>10</text:p>
              </table:table-cell>
              <table:table-cell office:value-type="float" office:value="1.23">
                <text:p>1.23</text:p>
              </table:table-cell>
              <table:table-cell office:value-type="float" office:value="1.223901">
                <text:p>1.2239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">
                <text:p>11</text:p>
              </table:table-cell>
              <table:table-cell office:value-type="float" office:value="1.31">
                <text:p>1.31</text:p>
              </table:table-cell>
              <table:table-cell office:value-type="float" office:value="1.309746173561">
                <text:p>1.3097461735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">
                <text:p>12</text:p>
              </table:table-cell>
              <table:table-cell office:value-type="float" office:value="1.4">
                <text:p>1.4</text:p>
              </table:table-cell>
              <table:table-cell office:value-type="float" office:value="1.400861449984">
                <text:p>1.4008614499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">
                <text:p>13</text:p>
              </table:table-cell>
              <table:table-cell office:value-type="float" office:value="1.5">
                <text:p>1.5</text:p>
              </table:table-cell>
              <table:table-cell office:value-type="float" office:value="1.497525712809">
                <text:p>1.4975257128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">
                <text:p>14</text:p>
              </table:table-cell>
              <table:table-cell office:value-type="float" office:value="1.6">
                <text:p>1.6</text:p>
              </table:table-cell>
              <table:table-cell office:value-type="float" office:value="1.600027977536">
                <text:p>1.6000279775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">
                <text:p>15</text:p>
              </table:table-cell>
              <table:table-cell office:value-type="float" office:value="1.71">
                <text:p>1.71</text:p>
              </table:table-cell>
              <table:table-cell office:value-type="float" office:value="1.708667640625">
                <text:p>1.7086676406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">
                <text:p>16</text:p>
              </table:table-cell>
              <table:table-cell office:value-type="float" office:value="1.82">
                <text:p>1.82</text:p>
              </table:table-cell>
              <table:table-cell office:value-type="float" office:value="1.823754729216">
                <text:p>1.8237547292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">
                <text:p>17</text:p>
              </table:table-cell>
              <table:table-cell office:value-type="float" office:value="1.94">
                <text:p>1.94</text:p>
              </table:table-cell>
              <table:table-cell office:value-type="float" office:value="1.945610151569">
                <text:p>1.9456101515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">
                <text:p>18</text:p>
              </table:table-cell>
              <table:table-cell office:value-type="float" office:value="2.06">
                <text:p>2.06</text:p>
              </table:table-cell>
              <table:table-cell office:value-type="float" office:value="2.074565948224">
                <text:p>2.0745659482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">
                <text:p>19</text:p>
              </table:table-cell>
              <table:table-cell office:value-type="float" office:value="2.2">
                <text:p>2.2</text:p>
              </table:table-cell>
              <table:table-cell office:value-type="float" office:value="2.210965543881">
                <text:p>2.2109655438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">
                <text:p>20</text:p>
              </table:table-cell>
              <table:table-cell office:value-type="float" office:value="2.34">
                <text:p>2.34</text:p>
              </table:table-cell>
              <table:table-cell office:value-type="float" office:value="2.355164">
                <text:p>2.3551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">
                <text:p>21</text:p>
              </table:table-cell>
              <table:table-cell office:value-type="float" office:value="2.49">
                <text:p>2.49</text:p>
              </table:table-cell>
              <table:table-cell office:value-type="float" office:value="2.507528268121">
                <text:p>2.5075282681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">
                <text:p>22</text:p>
              </table:table-cell>
              <table:table-cell office:value-type="float" office:value="2.64">
                <text:p>2.64</text:p>
              </table:table-cell>
              <table:table-cell office:value-type="float" office:value="2.668437443904">
                <text:p>2.6684374439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">
                <text:p>23</text:p>
              </table:table-cell>
              <table:table-cell office:value-type="float" office:value="2.81">
                <text:p>2.81</text:p>
              </table:table-cell>
              <table:table-cell office:value-type="float" office:value="2.838283021889">
                <text:p>2.8382830218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.98">
                <text:p>2.98</text:p>
              </table:table-cell>
              <table:table-cell office:value-type="float" office:value="3.017469150976">
                <text:p>3.0174691509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">
                <text:p>25</text:p>
              </table:table-cell>
              <table:table-cell office:value-type="float" office:value="3.17">
                <text:p>3.17</text:p>
              </table:table-cell>
              <table:table-cell office:value-type="float" office:value="3.206412890625">
                <text:p>3.2064128906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6">
                <text:p>26</text:p>
              </table:table-cell>
              <table:table-cell office:value-type="float" office:value="3.36">
                <text:p>3.36</text:p>
              </table:table-cell>
              <table:table-cell office:value-type="float" office:value="3.405544467776">
                <text:p>3.4055444677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7">
                <text:p>27</text:p>
              </table:table-cell>
              <table:table-cell office:value-type="float" office:value="3.57">
                <text:p>3.57</text:p>
              </table:table-cell>
              <table:table-cell office:value-type="float" office:value="3.615307534489">
                <text:p>3.6153075344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8">
                <text:p>28</text:p>
              </table:table-cell>
              <table:table-cell office:value-type="float" office:value="3.78">
                <text:p>3.78</text:p>
              </table:table-cell>
              <table:table-cell office:value-type="float" office:value="3.836159426304">
                <text:p>3.8361594263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9">
                <text:p>29</text:p>
              </table:table-cell>
              <table:table-cell office:value-type="float" office:value="4.01">
                <text:p>4.01</text:p>
              </table:table-cell>
              <table:table-cell office:value-type="float" office:value="4.068571421321">
                <text:p>4.06857142132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">
                <text:p>30</text:p>
              </table:table-cell>
              <table:table-cell office:value-type="float" office:value="4.24">
                <text:p>4.24</text:p>
              </table:table-cell>
              <table:table-cell office:value-type="float" office:value="4.313029">
                <text:p>4.31302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1">
                <text:p>31</text:p>
              </table:table-cell>
              <table:table-cell office:value-type="float" office:value="4.49">
                <text:p>4.49</text:p>
              </table:table-cell>
              <table:table-cell office:value-type="float" office:value="4.570032105681">
                <text:p>4.57003210568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2">
                <text:p>32</text:p>
              </table:table-cell>
              <table:table-cell office:value-type="float" office:value="4.75">
                <text:p>4.75</text:p>
              </table:table-cell>
              <table:table-cell office:value-type="float" office:value="4.840095405824">
                <text:p>4.8400954058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3">
                <text:p>33</text:p>
              </table:table-cell>
              <table:table-cell office:value-type="float" office:value="5.03">
                <text:p>5.03</text:p>
              </table:table-cell>
              <table:table-cell office:value-type="float" office:value="5.123748553969">
                <text:p>5.12374855396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4">
                <text:p>34</text:p>
              </table:table-cell>
              <table:table-cell office:value-type="float" office:value="5.32">
                <text:p>5.32</text:p>
              </table:table-cell>
              <table:table-cell office:value-type="float" office:value="5.421536452416">
                <text:p>5.4215364524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5">
                <text:p>35</text:p>
              </table:table-cell>
              <table:table-cell office:value-type="float" office:value="5.62">
                <text:p>5.62</text:p>
              </table:table-cell>
              <table:table-cell office:value-type="float" office:value="5.734019515625">
                <text:p>5.7340195156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6">
                <text:p>36</text:p>
              </table:table-cell>
              <table:table-cell office:value-type="float" office:value="5.94">
                <text:p>5.94</text:p>
              </table:table-cell>
              <table:table-cell office:value-type="float" office:value="6.061773934336">
                <text:p>6.0617739343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7">
                <text:p>37</text:p>
              </table:table-cell>
              <table:table-cell office:value-type="float" office:value="6.28">
                <text:p>6.28</text:p>
              </table:table-cell>
              <table:table-cell office:value-type="float" office:value="6.405391940409">
                <text:p>6.40539194040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8">
                <text:p>38</text:p>
              </table:table-cell>
              <table:table-cell office:value-type="float" office:value="6.62">
                <text:p>6.62</text:p>
              </table:table-cell>
              <table:table-cell office:value-type="float" office:value="6.765482072384">
                <text:p>6.76548207238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9">
                <text:p>39</text:p>
              </table:table-cell>
              <table:table-cell office:value-type="float" office:value="6.99">
                <text:p>6.99</text:p>
              </table:table-cell>
              <table:table-cell office:value-type="float" office:value="7.142669441761">
                <text:p>7.14266944176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0">
                <text:p>40</text:p>
              </table:table-cell>
              <table:table-cell office:value-type="float" office:value="7.38">
                <text:p>7.38</text:p>
              </table:table-cell>
              <table:table-cell office:value-type="float" office:value="7.537596">
                <text:p>7.5375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1">
                <text:p>41</text:p>
              </table:table-cell>
              <table:table-cell office:value-type="float" office:value="7.78">
                <text:p>7.78</text:p>
              </table:table-cell>
              <table:table-cell office:value-type="float" office:value="7.950920806241">
                <text:p>7.9509208062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2">
                <text:p>42</text:p>
              </table:table-cell>
              <table:table-cell office:value-type="float" office:value="8.2">
                <text:p>8.2</text:p>
              </table:table-cell>
              <table:table-cell office:value-type="float" office:value="8.383320295744">
                <text:p>8.3833202957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3">
                <text:p>43</text:p>
              </table:table-cell>
              <table:table-cell office:value-type="float" office:value="8.64">
                <text:p>8.64</text:p>
              </table:table-cell>
              <table:table-cell office:value-type="float" office:value="8.835488549049">
                <text:p>8.83548854904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4">
                <text:p>44</text:p>
              </table:table-cell>
              <table:table-cell office:value-type="float" office:value="9.1">
                <text:p>9.1</text:p>
              </table:table-cell>
              <table:table-cell office:value-type="float" office:value="9.308137561856">
                <text:p>9.3081375618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5">
                <text:p>45</text:p>
              </table:table-cell>
              <table:table-cell office:value-type="float" office:value="9.58">
                <text:p>9.58</text:p>
              </table:table-cell>
              <table:table-cell office:value-type="float" office:value="9.801997515625">
                <text:p>9.8019975156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6">
                <text:p>46</text:p>
              </table:table-cell>
              <table:table-cell office:value-type="float" office:value="10.09">
                <text:p>10.09</text:p>
              </table:table-cell>
              <table:table-cell office:value-type="float" office:value="10.317817048896">
                <text:p>10.3178170488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7">
                <text:p>47</text:p>
              </table:table-cell>
              <table:table-cell office:value-type="float" office:value="10.61">
                <text:p>10.61</text:p>
              </table:table-cell>
              <table:table-cell office:value-type="float" office:value="10.856363529329">
                <text:p>10.85636352932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8">
                <text:p>48</text:p>
              </table:table-cell>
              <table:table-cell office:value-type="float" office:value="11.16">
                <text:p>11.16</text:p>
              </table:table-cell>
              <table:table-cell office:value-type="float" office:value="11.418423326464">
                <text:p>11.4184233264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9">
                <text:p>49</text:p>
              </table:table-cell>
              <table:table-cell office:value-type="float" office:value="11.74">
                <text:p>11.74</text:p>
              </table:table-cell>
              <table:table-cell office:value-type="float" office:value="12.004802085201">
                <text:p>12.0048020852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0">
                <text:p>50</text:p>
              </table:table-cell>
              <table:table-cell office:value-type="float" office:value="12.33">
                <text:p>12.33</text:p>
              </table:table-cell>
              <table:table-cell office:value-type="float" office:value="12.616325">
                <text:p>12.6163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1">
                <text:p>51</text:p>
              </table:table-cell>
              <table:table-cell office:value-type="float" office:value="12.96">
                <text:p>12.96</text:p>
              </table:table-cell>
              <table:table-cell office:value-type="float" office:value="13.253837089801">
                <text:p>13.2538370898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2">
                <text:p>52</text:p>
              </table:table-cell>
              <table:table-cell office:value-type="float" office:value="13.61">
                <text:p>13.61</text:p>
              </table:table-cell>
              <table:table-cell office:value-type="float" office:value="13.918203473664">
                <text:p>13.9182034736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3">
                <text:p>53</text:p>
              </table:table-cell>
              <table:table-cell office:value-type="float" office:value="14.29">
                <text:p>14.29</text:p>
              </table:table-cell>
              <table:table-cell office:value-type="float" office:value="14.610309647129">
                <text:p>14.61030964712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4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15.331061759296">
                <text:p>15.3310617592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5">
                <text:p>55</text:p>
              </table:table-cell>
              <table:table-cell office:value-type="float" office:value="15.73">
                <text:p>15.73</text:p>
              </table:table-cell>
              <table:table-cell office:value-type="float" office:value="16.081386890625">
                <text:p>16.0813868906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6">
                <text:p>56</text:p>
              </table:table-cell>
              <table:table-cell office:value-type="float" office:value="16.51">
                <text:p>16.51</text:p>
              </table:table-cell>
              <table:table-cell office:value-type="float" office:value="16.862233331456">
                <text:p>16.8622333314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7">
                <text:p>57</text:p>
              </table:table-cell>
              <table:table-cell office:value-type="float" office:value="17.31">
                <text:p>17.31</text:p>
              </table:table-cell>
              <table:table-cell office:value-type="float" office:value="17.674570861249">
                <text:p>17.67457086124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8">
                <text:p>58</text:p>
              </table:table-cell>
              <table:table-cell office:value-type="float" office:value="18.15">
                <text:p>18.15</text:p>
              </table:table-cell>
              <table:table-cell office:value-type="float" office:value="18.519391028544">
                <text:p>18.5193910285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9">
                <text:p>59</text:p>
              </table:table-cell>
              <table:table-cell office:value-type="float" office:value="19.01">
                <text:p>19.01</text:p>
              </table:table-cell>
              <table:table-cell office:value-type="float" office:value="19.397707431641">
                <text:p>19.39770743164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0">
                <text:p>60</text:p>
              </table:table-cell>
              <table:table-cell office:value-type="float" office:value="19.92">
                <text:p>19.92</text:p>
              </table:table-cell>
              <table:table-cell office:value-type="float" office:value="20.310556">
                <text:p>20.31055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1">
                <text:p>61</text:p>
              </table:table-cell>
              <table:table-cell office:value-type="float" office:value="20.85">
                <text:p>20.85</text:p>
              </table:table-cell>
              <table:table-cell office:value-type="float" office:value="21.258995276361">
                <text:p>21.25899527636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2">
                <text:p>62</text:p>
              </table:table-cell>
              <table:table-cell office:value-type="float" office:value="21.84">
                <text:p>21.84</text:p>
              </table:table-cell>
              <table:table-cell office:value-type="float" office:value="22.244106699584">
                <text:p>22.24410669958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3">
                <text:p>63</text:p>
              </table:table-cell>
              <table:table-cell office:value-type="float" office:value="22.85">
                <text:p>22.85</text:p>
              </table:table-cell>
              <table:table-cell office:value-type="float" office:value="23.266994888209">
                <text:p>23.26699488820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4">
                <text:p>64</text:p>
              </table:table-cell>
              <table:table-cell office:value-type="float" office:value="23.91">
                <text:p>23.91</text:p>
              </table:table-cell>
              <table:table-cell office:value-type="float" office:value="24.328787924736">
                <text:p>24.3287879247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5">
                <text:p>65</text:p>
              </table:table-cell>
              <table:table-cell office:value-type="float" office:value="25">
                <text:p>25</text:p>
              </table:table-cell>
              <table:table-cell office:value-type="float" office:value="25.430637640625">
                <text:p>25.4306376406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6">
                <text:p>66</text:p>
              </table:table-cell>
              <table:table-cell office:value-type="float" office:value="26.15">
                <text:p>26.15</text:p>
              </table:table-cell>
              <table:table-cell office:value-type="float" office:value="26.573719902016">
                <text:p>26.57371990201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7">
                <text:p>67</text:p>
              </table:table-cell>
              <table:table-cell office:value-type="float" office:value="27.33">
                <text:p>27.33</text:p>
              </table:table-cell>
              <table:table-cell office:value-type="float" office:value="27.759234896169">
                <text:p>27.75923489616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8">
                <text:p>68</text:p>
              </table:table-cell>
              <table:table-cell office:value-type="float" office:value="28.56">
                <text:p>28.56</text:p>
              </table:table-cell>
              <table:table-cell office:value-type="float" office:value="28.988407418624">
                <text:p>28.9884074186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9">
                <text:p>69</text:p>
              </table:table-cell>
              <table:table-cell office:value-type="float" office:value="29.83">
                <text:p>29.83</text:p>
              </table:table-cell>
              <table:table-cell office:value-type="float" office:value="30.262487161081">
                <text:p>30.26248716108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0">
                <text:p>70</text:p>
              </table:table-cell>
              <table:table-cell office:value-type="float" office:value="31.16">
                <text:p>31.16</text:p>
              </table:table-cell>
              <table:table-cell office:value-type="float" office:value="31.582749">
                <text:p>31.58274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1">
                <text:p>71</text:p>
              </table:table-cell>
              <table:table-cell office:value-type="float" office:value="32.52">
                <text:p>32.52</text:p>
              </table:table-cell>
              <table:table-cell office:value-type="float" office:value="32.950493285921">
                <text:p>32.95049328592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2">
                <text:p>72</text:p>
              </table:table-cell>
              <table:table-cell office:value-type="float" office:value="33.95">
                <text:p>33.95</text:p>
              </table:table-cell>
              <table:table-cell office:value-type="float" office:value="34.367046133504">
                <text:p>34.36704613350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3">
                <text:p>73</text:p>
              </table:table-cell>
              <table:table-cell office:value-type="float" office:value="35.43">
                <text:p>35.43</text:p>
              </table:table-cell>
              <table:table-cell office:value-type="float" office:value="35.833759712289">
                <text:p>35.83375971228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4">
                <text:p>74</text:p>
              </table:table-cell>
              <table:table-cell office:value-type="float" office:value="36.96">
                <text:p>36.96</text:p>
              </table:table-cell>
              <table:table-cell office:value-type="float" office:value="37.352012538176">
                <text:p>37.3520125381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5">
                <text:p>75</text:p>
              </table:table-cell>
              <table:table-cell office:value-type="float" office:value="38.55">
                <text:p>38.55</text:p>
              </table:table-cell>
              <table:table-cell office:value-type="float" office:value="38.923209765625">
                <text:p>38.9232097656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6">
                <text:p>76</text:p>
              </table:table-cell>
              <table:table-cell office:value-type="float" office:value="40.19">
                <text:p>40.19</text:p>
              </table:table-cell>
              <table:table-cell office:value-type="float" office:value="40.548783480576">
                <text:p>40.54878348057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7">
                <text:p>77</text:p>
              </table:table-cell>
              <table:table-cell office:value-type="float" office:value="41.88">
                <text:p>41.88</text:p>
              </table:table-cell>
              <table:table-cell office:value-type="float" office:value="42.230192994089">
                <text:p>42.23019299408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8">
                <text:p>78</text:p>
              </table:table-cell>
              <table:table-cell office:value-type="float" office:value="43.64">
                <text:p>43.64</text:p>
              </table:table-cell>
              <table:table-cell office:value-type="float" office:value="43.968925136704">
                <text:p>43.9689251367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9">
                <text:p>79</text:p>
              </table:table-cell>
              <table:table-cell office:value-type="float" office:value="45.47">
                <text:p>45.47</text:p>
              </table:table-cell>
              <table:table-cell office:value-type="float" office:value="45.766494553521">
                <text:p>45.76649455352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0">
                <text:p>80</text:p>
              </table:table-cell>
              <table:table-cell office:value-type="float" office:value="47.35">
                <text:p>47.35</text:p>
              </table:table-cell>
              <table:table-cell office:value-type="float" office:value="47.624444">
                <text:p>47.62444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1">
                <text:p>81</text:p>
              </table:table-cell>
              <table:table-cell office:value-type="float" office:value="49.29">
                <text:p>49.29</text:p>
              </table:table-cell>
              <table:table-cell office:value-type="float" office:value="49.544344638481">
                <text:p>49.54434463848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2">
                <text:p>82</text:p>
              </table:table-cell>
              <table:table-cell office:value-type="float" office:value="51.32">
                <text:p>51.32</text:p>
              </table:table-cell>
              <table:table-cell office:value-type="float" office:value="51.527796335424">
                <text:p>51.52779633542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3">
                <text:p>83</text:p>
              </table:table-cell>
              <table:table-cell office:value-type="float" office:value="53.41">
                <text:p>53.41</text:p>
              </table:table-cell>
              <table:table-cell office:value-type="float" office:value="53.576427959369">
                <text:p>53.57642795936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4">
                <text:p>84</text:p>
              </table:table-cell>
              <table:table-cell office:value-type="float" office:value="55.57">
                <text:p>55.57</text:p>
              </table:table-cell>
              <table:table-cell office:value-type="float" office:value="55.691897679616">
                <text:p>55.69189767961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5">
                <text:p>85</text:p>
              </table:table-cell>
              <table:table-cell office:value-type="float" office:value="57.81">
                <text:p>57.81</text:p>
              </table:table-cell>
              <table:table-cell office:value-type="float" office:value="57.875893265625">
                <text:p>57.8758932656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6">
                <text:p>86</text:p>
              </table:table-cell>
              <table:table-cell office:value-type="float" office:value="60.12">
                <text:p>60.12</text:p>
              </table:table-cell>
              <table:table-cell office:value-type="float" office:value="60.130132387136">
                <text:p>60.13013238713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7">
                <text:p>87</text:p>
              </table:table-cell>
              <table:table-cell office:value-type="float" office:value="62.49">
                <text:p>62.49</text:p>
              </table:table-cell>
              <table:table-cell office:value-type="float" office:value="62.456362915009">
                <text:p>62.45636291500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8">
                <text:p>88</text:p>
              </table:table-cell>
              <table:table-cell office:value-type="float" office:value="64.95">
                <text:p>64.95</text:p>
              </table:table-cell>
              <table:table-cell office:value-type="float" office:value="64.856363222784">
                <text:p>64.85636322278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9">
                <text:p>89</text:p>
              </table:table-cell>
              <table:table-cell office:value-type="float" office:value="67.48">
                <text:p>67.48</text:p>
              </table:table-cell>
              <table:table-cell office:value-type="float" office:value="67.331942488961">
                <text:p>67.33194248896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0">
                <text:p>90</text:p>
              </table:table-cell>
              <table:table-cell office:value-type="float" office:value="70.1">
                <text:p>70.1</text:p>
              </table:table-cell>
              <table:table-cell office:value-type="float" office:value="69.884941">
                <text:p>69.88494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1">
                <text:p>91</text:p>
              </table:table-cell>
              <table:table-cell office:value-type="float" office:value="72.81">
                <text:p>72.81</text:p>
              </table:table-cell>
              <table:table-cell office:value-type="float" office:value="72.517230454041">
                <text:p>72.51723045404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2">
                <text:p>92</text:p>
              </table:table-cell>
              <table:table-cell office:value-type="float" office:value="75.6">
                <text:p>75.6</text:p>
              </table:table-cell>
              <table:table-cell office:value-type="float" office:value="75.230714265344">
                <text:p>75.23071426534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3">
                <text:p>93</text:p>
              </table:table-cell>
              <table:table-cell office:value-type="float" office:value="78.48">
                <text:p>78.48</text:p>
              </table:table-cell>
              <table:table-cell office:value-type="float" office:value="78.027327869449">
                <text:p>78.02732786944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4">
                <text:p>94</text:p>
              </table:table-cell>
              <table:table-cell office:value-type="float" office:value="81.45">
                <text:p>81.45</text:p>
              </table:table-cell>
              <table:table-cell office:value-type="float" office:value="80.909039029056">
                <text:p>80.90903902905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5">
                <text:p>95</text:p>
              </table:table-cell>
              <table:table-cell office:value-type="float" office:value="84.52">
                <text:p>84.52</text:p>
              </table:table-cell>
              <table:table-cell office:value-type="float" office:value="83.877848140625">
                <text:p>83.8778481406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6">
                <text:p>96</text:p>
              </table:table-cell>
              <table:table-cell office:value-type="float" office:value="87.68">
                <text:p>87.68</text:p>
              </table:table-cell>
              <table:table-cell office:value-type="float" office:value="86.935788541696">
                <text:p>86.93578854169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7">
                <text:p>97</text:p>
              </table:table-cell>
              <table:table-cell office:value-type="float" office:value="90.94">
                <text:p>90.94</text:p>
              </table:table-cell>
              <table:table-cell office:value-type="float" office:value="90.084926818929">
                <text:p>90.08492681892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8">
                <text:p>98</text:p>
              </table:table-cell>
              <table:table-cell office:value-type="float" office:value="94.3">
                <text:p>94.3</text:p>
              </table:table-cell>
              <table:table-cell office:value-type="float" office:value="93.327363116864">
                <text:p>93.32736311686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9">
                <text:p>99</text:p>
              </table:table-cell>
              <table:table-cell office:value-type="float" office:value="97.76">
                <text:p>97.76</text:p>
              </table:table-cell>
              <table:table-cell office:value-type="float" office:value="96.665231447401">
                <text:p>96.66523144740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0">
                <text:p>100</text:p>
              </table:table-cell>
              <table:table-cell office:value-type="float" office:value="101.33">
                <text:p>101.33</text:p>
              </table:table-cell>
              <table:table-cell office:value-type="float" office:value="100.1007">
                <text:p>100.10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ffffff"/>
    </style:style>
    <style:style style:name="ch2" style:family="chart">
      <style:chart-properties style:rotation-angle="0"/>
      <style:text-properties fo:color="#333333" fo:font-family="Calibri" fo:font-size="14pt" style:font-size-asian="14pt" style:font-family-complex="Calibri" style:font-size-complex="14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tick-mark-position="at-axis"/>
      <style:graphic-properties svg:stroke-color="#b3b3b3"/>
      <style:text-properties fo:color="#333333" fo:font-family="Calibri" fo:font-size="9pt" style:font-size-asian="9pt" style:font-family-complex="Calibri" style:font-size-complex="9pt"/>
    </style:style>
    <style:style style:name="ch5" style:family="chart">
      <style:graphic-properties svg:stroke-color="#ffffff"/>
    </style:style>
    <style:style style:name="ch6" style:family="chart" style:data-style-name="N0">
      <style:chart-properties chart:symbol-type="named-symbol" chart:symbol-name="circle" chart:symbol-width="0.176cm" chart:symbol-height="0.176cm" chart:link-data-style-to-source="true"/>
      <style:graphic-properties draw:stroke="none" svg:stroke-color="#0066cc" draw:fill-color="#0066cc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chart:regression-type="power"/>
      <style:graphic-properties draw:stroke="dash" draw:stroke-dash="Excel_20_line_20_dash_20_1" svg:stroke-width="0.035cm" svg:stroke-color="#666699"/>
    </style:style>
    <style:style style:name="ch8" style:family="chart" style:data-style-name="N0">
      <style:text-properties fo:color="#333333" fo:font-family="Calibri" fo:font-size="9pt" style:font-size-asian="9pt" style:font-family-complex="Calibri" style:font-size-complex="9pt"/>
    </style:style>
    <style:style style:name="ch9" style:family="chart">
      <style:chart-properties loext:regression-name="" loext:regression-max-degree="6" loext:regression-period="6" loext:regression-extrapolate-forward="0" loext:regression-extrapolate-backward="0" loext:regression-force-intercept="false" chart:regression-type="polynomial"/>
      <style:graphic-properties draw:stroke="dash" draw:stroke-dash="Excel_20_line_20_dash_20_2" svg:stroke-width="0.035cm" svg:stroke-color="#666699"/>
    </style:style>
    <style:style style:name="ch10" style:family="chart">
      <style:graphic-properties svg:stroke-width="0.035cm" draw:fill="none" draw:fill-color="#000000"/>
    </style:style>
    <style:style style:name="ch11" style:family="chart">
      <style:graphic-properties draw:fill-color="#d9d9d9"/>
    </style:style>
  </office:automatic-styles>
  <office:body>
    <office:chart>
      <chart:chart svg:width="13.413cm" svg:height="7.621cm" xlink:href=".." xlink:type="simple" chart:class="chart:scatter" chart:style-name="ch1">
        <chart:title svg:x="5.241cm" svg:y="0.327cm" chart:style-name="ch2">
          <text:p>p(base)(kPa)</text:p>
        </chart:title>
        <chart:plot-area chart:style-name="ch3" table:cell-range-address="Sheet1.A2:Sheet1.A2 Sheet1.A7:Sheet1.A7 Sheet1.A12:Sheet1.A12 Sheet1.A19:Sheet1.A19 Sheet1.A26:Sheet1.A26 Sheet1.A34:Sheet1.A34 Sheet1.A41:Sheet1.A41 Sheet1.A49:Sheet1.A49 Sheet1.A57:Sheet1.A57 Sheet1.A64:Sheet1.A64 Sheet1.A72:Sheet1.A72 Sheet1.A79:Sheet1.A79 Sheet1.A87:Sheet1.A87 Sheet1.A95:Sheet1.A95 Sheet1.A104:Sheet1.A104 Sheet1.A113:Sheet1.A113 Sheet1.A122:Sheet1.A122 Sheet1.D2:Sheet1.D2 Sheet1.D7:Sheet1.D7 Sheet1.D12:Sheet1.D12 Sheet1.D19:Sheet1.D19 Sheet1.D26:Sheet1.D26 Sheet1.D34:Sheet1.D34 Sheet1.D41:Sheet1.D41 Sheet1.D49:Sheet1.D49 Sheet1.D57:Sheet1.D57 Sheet1.D64:Sheet1.D64 Sheet1.D72:Sheet1.D72 Sheet1.D79:Sheet1.D79 Sheet1.D87:Sheet1.D87 Sheet1.D95:Sheet1.D95 Sheet1.D104:Sheet1.D104 Sheet1.D113:Sheet1.D113 Sheet1.D122:Sheet1.D122" svg:x="0.404cm" svg:y="1.048cm" svg:width="12.736cm" svg:height="6.573cm">
          <chartooo:coordinate-region svg:x="0.67cm" svg:y="1.234cm" svg:width="12.151cm" svg:height="5.917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2 Sheet1.D7:Sheet1.D7 Sheet1.D12:Sheet1.D12 Sheet1.D19:Sheet1.D19 Sheet1.D26:Sheet1.D26 Sheet1.D34:Sheet1.D34 Sheet1.D41:Sheet1.D41 Sheet1.D49:Sheet1.D49 Sheet1.D57:Sheet1.D57 Sheet1.D64:Sheet1.D64 Sheet1.D72:Sheet1.D72 Sheet1.D79:Sheet1.D79 Sheet1.D87:Sheet1.D87 Sheet1.D95:Sheet1.D95 Sheet1.D104:Sheet1.D104 Sheet1.D113:Sheet1.D113 Sheet1.D122:Sheet1.D122" chart:class="chart:scatter">
            <chart:domain table:cell-range-address="Sheet1.A2:Sheet1.A2 Sheet1.A7:Sheet1.A7 Sheet1.A12:Sheet1.A12 Sheet1.A19:Sheet1.A19 Sheet1.A26:Sheet1.A26 Sheet1.A34:Sheet1.A34 Sheet1.A41:Sheet1.A41 Sheet1.A49:Sheet1.A49 Sheet1.A57:Sheet1.A57 Sheet1.A64:Sheet1.A64 Sheet1.A72:Sheet1.A72 Sheet1.A79:Sheet1.A79 Sheet1.A87:Sheet1.A87 Sheet1.A95:Sheet1.A95 Sheet1.A104:Sheet1.A104 Sheet1.A113:Sheet1.A113 Sheet1.A122:Sheet1.A122"/>
            <chart:regression-curve chart:style-name="ch7">
              <chart:equation chart:display-equation="true" chart:display-r-square="false" chart:style-name="ch8"/>
            </chart:regression-curve>
            <chart:regression-curve chart:style-name="ch9">
              <chart:equation chart:display-equation="true" chart:display-r-square="false" chart:style-name="ch8"/>
            </chart:regression-curve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-20">
                <text:p>-20</text:p>
                <draw:g>
                  <svg:desc>Sheet1.A2:Sheet1.A2 Sheet1.A7:Sheet1.A7 Sheet1.A12:Sheet1.A12 Sheet1.A19:Sheet1.A19 Sheet1.A26:Sheet1.A26 Sheet1.A34:Sheet1.A34 Sheet1.A41:Sheet1.A41 Sheet1.A49:Sheet1.A49 Sheet1.A57:Sheet1.A57 Sheet1.A64:Sheet1.A64 Sheet1.A72:Sheet1.A72 Sheet1.A79:Sheet1.A79 Sheet1.A87:Sheet1.A87 Sheet1.A95:Sheet1.A95 Sheet1.A104:Sheet1.A104 Sheet1.A113:Sheet1.A113 Sheet1.A122:Sheet1.A122</svg:desc>
                </draw:g>
              </table:table-cell>
              <table:table-cell office:value-type="float" office:value="0.1">
                <text:p>0.1</text:p>
                <draw:g>
                  <svg:desc>Sheet1.D2:Sheet1.D2 Sheet1.D7:Sheet1.D7 Sheet1.D12:Sheet1.D12 Sheet1.D19:Sheet1.D19 Sheet1.D26:Sheet1.D26 Sheet1.D34:Sheet1.D34 Sheet1.D41:Sheet1.D41 Sheet1.D49:Sheet1.D49 Sheet1.D57:Sheet1.D57 Sheet1.D64:Sheet1.D64 Sheet1.D72:Sheet1.D72 Sheet1.D79:Sheet1.D79 Sheet1.D87:Sheet1.D87 Sheet1.D95:Sheet1.D95 Sheet1.D104:Sheet1.D104 Sheet1.D113:Sheet1.D113 Sheet1.D122:Sheet1.D122</svg:desc>
                </draw:g>
              </table:table-cell>
            </table:table-row>
            <table:table-row>
              <table:table-cell office:value-type="string"/>
              <table:table-cell office:value-type="float" office:value="-15">
                <text:p>-15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/>
              <table:table-cell office:value-type="float" office:value="-10">
                <text:p>-1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/>
              <table:table-cell office:value-type="float" office:value="-3">
                <text:p>-3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/>
              <table:table-cell office:value-type="float" office:value="19">
                <text:p>1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/>
              <table:table-cell office:value-type="float" office:value="27">
                <text:p>27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string"/>
              <table:table-cell office:value-type="float" office:value="35">
                <text:p>35</text:p>
              </table:table-cell>
              <table:table-cell office:value-type="float" office:value="5.62">
                <text:p>5.62</text:p>
              </table:table-cell>
            </table:table-row>
            <table:table-row>
              <table:table-cell office:value-type="string"/>
              <table:table-cell office:value-type="float" office:value="42">
                <text:p>42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/>
              <table:table-cell office:value-type="float" office:value="50">
                <text:p>50</text:p>
              </table:table-cell>
              <table:table-cell office:value-type="float" office:value="12.33">
                <text:p>12.33</text:p>
              </table:table-cell>
            </table:table-row>
            <table:table-row>
              <table:table-cell office:value-type="string"/>
              <table:table-cell office:value-type="float" office:value="57">
                <text:p>57</text:p>
              </table:table-cell>
              <table:table-cell office:value-type="float" office:value="17.31">
                <text:p>17.31</text:p>
              </table:table-cell>
            </table:table-row>
            <table:table-row>
              <table:table-cell office:value-type="string"/>
              <table:table-cell office:value-type="float" office:value="65">
                <text:p>6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/>
              <table:table-cell office:value-type="float" office:value="73">
                <text:p>73</text:p>
              </table:table-cell>
              <table:table-cell office:value-type="float" office:value="35.43">
                <text:p>35.43</text:p>
              </table:table-cell>
            </table:table-row>
            <table:table-row>
              <table:table-cell office:value-type="string"/>
              <table:table-cell office:value-type="float" office:value="82">
                <text:p>82</text:p>
              </table:table-cell>
              <table:table-cell office:value-type="float" office:value="51.32">
                <text:p>51.32</text:p>
              </table:table-cell>
            </table:table-row>
            <table:table-row>
              <table:table-cell office:value-type="string"/>
              <table:table-cell office:value-type="float" office:value="91">
                <text:p>91</text:p>
              </table:table-cell>
              <table:table-cell office:value-type="float" office:value="72.81">
                <text:p>72.81</text:p>
              </table:table-cell>
            </table:table-row>
            <table:table-row>
              <table:table-cell office:value-type="string"/>
              <table:table-cell office:value-type="float" office:value="100">
                <text:p>100</text:p>
              </table:table-cell>
              <table:table-cell office:value-type="float" office:value="101.33">
                <text:p>101.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Excel_20_line_20_dash_20_1" draw:display-name="Excel line dash 1" draw:style="rect" draw:dots1="1" draw:dots1-length="0.105cm" draw:distance="0.105cm"/>
    <draw:stroke-dash draw:name="Excel_20_line_20_dash_20_2" draw:display-name="Excel line dash 2" draw:style="rect" draw:dots1="1" draw:dots1-length="0.105cm" draw:distance="0.105cm"/>
  </office:styles>
</office:document-styles>
</file>